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64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3.7098in"/>
    </style:style>
    <style:style style:name="co4" style:family="table-column">
      <style:table-column-properties fo:break-before="auto" style:column-width="0.9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users_5f_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sers_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office:value-type="string" calcext:value-type="string">
            <text:p>tel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r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9364683</text:p>
          </table:table-cell>
          <table:table-cell office:value-type="string" calcext:value-type="string">
            <text:p>haarprothesesvanwyk@gmail.com</text:p>
          </table:table-cell>
          <table:table-cell office:value-type="string" calcext:value-type="string">
            <text:p>Haarprothese Van Wy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6831517</text:p>
          </table:table-cell>
          <table:table-cell office:value-type="string" calcext:value-type="string">
            <text:p>sena.peggy@skynet.be</text:p>
          </table:table-cell>
          <table:table-cell office:value-type="string" calcext:value-type="string">
            <text:p>Kapsalon Sena Pegg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32999</text:p>
          </table:table-cell>
          <table:table-cell office:value-type="string" calcext:value-type="string">
            <text:p>info@mado.be</text:p>
          </table:table-cell>
          <table:table-cell office:value-type="string" calcext:value-type="string">
            <text:p>Mado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501613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udio Krollenbo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7072727</text:p>
          </table:table-cell>
          <table:table-cell office:value-type="string" calcext:value-type="string">
            <text:p>info@cutzz.be</text:p>
          </table:table-cell>
          <table:table-cell office:value-type="string" calcext:value-type="string">
            <text:p>Cutz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541311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nstant Desmalin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48893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er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1922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Salonnek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26895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4comtrad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81404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bsoluut Discreet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211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erans Benelux B.V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9032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hmed Naom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34492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ex &amp; Ed Studi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454318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faisal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430238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ways Eleg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337598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aïs Cent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05857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as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82770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inda Andri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245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drogyn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33610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gelo International Hairsty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1573068</text:p>
          </table:table-cell>
          <table:table-cell office:value-type="string" calcext:value-type="string">
            <text:p>info@kappertheduke.be</text:p>
          </table:table-cell>
          <table:table-cell office:value-type="string" calcext:value-type="string">
            <text:p>Kapper The Duk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34342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aprijke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3001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oland En Te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3318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gbebaku Desti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7901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 SAEDI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372668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tax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5252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Yilmaz Ayta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35156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udu Balc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23195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c Baud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4206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ke Beeckm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31155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llissim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3318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io Siz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206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io Bulte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1105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borah Card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3714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in Haircosmet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311882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o'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7982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tinkaya Canan(Extensionela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587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veux Haarsal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7997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laeys Li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33096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laus Fredd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6333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elier de la Coiffu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7527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2HB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269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eni Afgerinos Panagioto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083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anwa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7608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etitia Alleg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3082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Yvana Avoulo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52642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alhida Bakkouch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620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Ouacila Bakkouch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1735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iki Barbersho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8662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thalie Bazir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639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ierchamps (Le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2669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lack Beau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050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alvatore Bombo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6505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icola Bossi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8808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avid Cakma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5355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dine Carnail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3781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tonia Carus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747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ino Cecconell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64790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ie-Christine Chard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7601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erge Clautriau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218979</text:p>
          </table:table-cell>
          <table:table-cell office:value-type="string" calcext:value-type="string">
            <text:p>sr.hkjh@hotmail.fr</text:p>
          </table:table-cell>
          <table:table-cell office:value-type="string" calcext:value-type="string">
            <text:p>Ns Beau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345009</text:p>
          </table:table-cell>
          <table:table-cell office:value-type="string" calcext:value-type="string">
            <text:p>info@thecitybarber.be</text:p>
          </table:table-cell>
          <table:table-cell office:value-type="string" calcext:value-type="string">
            <text:p>The city barb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5233468</text:p>
          </table:table-cell>
          <table:table-cell office:value-type="string" calcext:value-type="string">
            <text:p>sr.hkjh@hotmail.fr</text:p>
          </table:table-cell>
          <table:table-cell office:value-type="string" calcext:value-type="string">
            <text:p>Coiffure Jacqueline Ro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136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lorale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28976</text:p>
          </table:table-cell>
          <table:table-cell office:value-type="string" calcext:value-type="string">
            <text:p>wolfs.fort@hotmail.be</text:p>
          </table:table-cell>
          <table:table-cell office:value-type="string" calcext:value-type="string">
            <text:p>Go Alph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7340407</text:p>
          </table:table-cell>
          <table:table-cell office:value-type="string" calcext:value-type="string">
            <text:p>sr.hkjh@hotmail.fr</text:p>
          </table:table-cell>
          <table:table-cell office:value-type="string" calcext:value-type="string">
            <text:p>M &amp; 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52272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etro Gigli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65511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Y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5281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lamel Coiffu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124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2HB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5161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nisa Adrov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52930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iuccia Albertinell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3173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razia Alfa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322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therine Alibert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2385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AL Eurobel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61804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landine Ana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3060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E PARISI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326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oula Arvanit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305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TIMO COIFF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227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.H.D.M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7688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scobel <text:s/>sc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3433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 &amp; B Coiffur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5153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A.L&amp;K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673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ABM sc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812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gk Concep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30020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dia Ait Boumale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79606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ain Gill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05878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IRA ZEN VIP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1108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t &amp; Coiffur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50742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SMAE BEG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88066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DRA LIS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276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rtier et Fil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692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 BLU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30088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lle et Rebel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26612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nkar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53340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ECHT VAN DAM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7979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smopoli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6775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AS Quality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50798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ino Egizi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70822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ite Sty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688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Y Hair &amp; Beau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211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nstinct'If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558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erans Benelux B.V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128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frican HAIR STYLE sc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6114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IN Eleganc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564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ebastien Caland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7114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ülcan Ci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2635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iffure Dassonville sn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225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iffure Istanbul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971263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amuran Dagc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1107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yal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6880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HM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211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nstinct'If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5054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H IMAG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133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emal Kil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6058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if Kuba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45603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gnu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6096862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andra Minichell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05447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 ET G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365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iovanni Rigatus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331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EXX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955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MC Coiffur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424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e Cobbaert-Mo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288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IFF STYL ND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3028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mpagnytec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3887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PREZ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20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NGLEB HAI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3700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RAD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615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SSOH GROU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2056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ERAS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706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il Hai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5451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ortuz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84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IR &amp; B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828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leen Hemeling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2261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eline Hub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707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eopold Manfroi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7335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eonardo Monopol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50879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S Coiffu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4490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ian Némégai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42113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guepsi asb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596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2 yo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6704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efanie Amande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88610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e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681208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4909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atelijne Beelaer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3827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uido Bern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620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enda Bley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828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antal Bley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3382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era Bon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3513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eerle Bouch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6836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'EST UNIQ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82220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elicidad Cabezas Alvare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507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uc Centrum Biostetiek Dup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61610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alhoub Chalhou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6606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lippers &amp; bleac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7332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iffure Denoy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59835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s Cosmetcs Coiffu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684744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s Cosmetic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4578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unter Coudr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45334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rt De Bussch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24347</text:p>
          </table:table-cell>
          <table:table-cell office:value-type="string" calcext:value-type="string">
            <text:p>Angi_09_8@hotmail.com</text:p>
          </table:table-cell>
          <table:table-cell office:value-type="string" calcext:value-type="string">
            <text:p>Angi's barbersho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3659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toine crea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31025</text:p>
          </table:table-cell>
          <table:table-cell office:value-type="string" calcext:value-type="string">
            <text:p>biguinenamur@hotmail.fr</text:p>
          </table:table-cell>
          <table:table-cell office:value-type="string" calcext:value-type="string">
            <text:p>Les Femmes et les Enfants d'abord <text:s/>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0077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2HB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742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ouardi Khal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2434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gelo Barber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346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louc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004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elle Bertr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402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ius Boda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65749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LOS Coiffeur sc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203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édric Hair Design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1011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any Cla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56777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iff' &amp; Mo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40257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-Pierre Const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431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organe Copo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325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ophe Deguel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0017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odie Dellis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4453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spontin Laur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717660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nnifer Deth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2655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berto Diolo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0688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co Bellin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9071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exander Allo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645508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tijd Moo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65269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twerpsekapper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52561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byl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65297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les &amp; Tres gc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60285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arah Bouji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5852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ffee Coiffe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6525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 &amp; G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90217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kapb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3998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C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260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Willy Dewi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284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lorale Haircare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8948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arbazaar Katrien cv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913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ir Force One c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295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iti's Hairgarden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071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MMO VOODO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395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ntercoiff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592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heo Janss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306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Willy Jonck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0222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logero Ab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444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atima Ajouyo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4373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iolette And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03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U. Angrisani - Fort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6400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.K.Coiffur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1617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ino D'Alm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828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abian Defrai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587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i Termini Sabri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5393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ian Gaï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059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sire Gilla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4179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uy Huegaer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07331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nstitut M.D. CUT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941243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apsalon Heid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3034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ie-Thérèse Kesteley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39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elma Patricia Lopes Caeta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576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tarina Marcel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922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laude Nis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925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antal Tibermo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630837</text:p>
          </table:table-cell>
          <table:table-cell office:value-type="string" calcext:value-type="string">
            <text:p>amerta@hotmail.fr</text:p>
          </table:table-cell>
          <table:table-cell office:value-type="string" calcext:value-type="string">
            <text:p>Barber Shop Haki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196093</text:p>
          </table:table-cell>
          <table:table-cell office:value-type="string" calcext:value-type="string">
            <text:p>descampsgil@hotmail.com</text:p>
          </table:table-cell>
          <table:table-cell office:value-type="string" calcext:value-type="string">
            <text:p>L'illusionniste Barber &amp; Tato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388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icodèm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7568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2HB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7803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bdelhakim Ahnich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221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.-P. Andr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7301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sabelle Aranci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7275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aviola Arce Picard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5903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ola Balsam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3598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2bee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242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ulie Becqu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144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ilvia Belfio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83995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igdan12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6449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odie Bon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1130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mpus Du Coiffeu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2289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rore Cheval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954090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if'El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2281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reille De Lamp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2287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William De Wul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5336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clean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63647</text:p>
          </table:table-cell>
          <table:table-cell office:value-type="string" calcext:value-type="string">
            <text:p>adbuyl@hotmail.com</text:p>
          </table:table-cell>
          <table:table-cell office:value-type="string" calcext:value-type="string">
            <text:p>Biantin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3435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ilvan Afsari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817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KI 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567005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a Manoukyan Coiffu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39200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elier LUIGI Spagnoli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6377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AUTY BY U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0371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lle-Ile en Hai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977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atima Ben All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6364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iantin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0168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rea L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3464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V²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7292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connection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3439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S Extension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101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space Coiffu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4000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udmila Fontes Beck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874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un Hai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747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Yvon Gar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833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lda Godinh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2150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cera Haddo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456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irfly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09194</text:p>
          </table:table-cell>
          <table:table-cell office:value-type="string" calcext:value-type="string">
            <text:p>jeroen.ruyssinck@skynet.be</text:p>
          </table:table-cell>
          <table:table-cell office:value-type="string" calcext:value-type="string">
            <text:p>Look Fat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21623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ir Fashion Dir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04283</text:p>
          </table:table-cell>
          <table:table-cell office:value-type="string" calcext:value-type="string">
            <text:p>aalst@anlis.com</text:p>
          </table:table-cell>
          <table:table-cell office:value-type="string" calcext:value-type="string">
            <text:p>Anlis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2164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kapsalho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2142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ania Azevedo Miguel Pinhe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844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eckman &amp; C°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693551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can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749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leen Buy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21366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Wendy Callebau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2158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ndy Colle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41831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'heygers, Sonj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8314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hilip De Back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4131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hierry De Co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714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reta De Paep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251148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ilde De Saedele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2167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ieda De V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8397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atrien De Vleeschauw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41037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PN interieur - afwerk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48961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c Duytschaev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889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ke'S Hairclu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019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iekes haarmod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1197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dine Blockm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1543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ine c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702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iffure Natur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3916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eorge Danh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55044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anhog bvba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ot exist</text:p>
          </table:table-cell>
          <table:table-cell office:value-type="string" calcext:value-type="string">
            <text:p>De Hoofdzaak OH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6839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Kwaffe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3307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inal Fantas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611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antal Ge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34871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erab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303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arstiliste Jok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328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ir Contrast gc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71385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ir Shop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32851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irca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65977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mallam Moham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629038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any Loi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6589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K &amp; PIN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132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c Patrick vo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97384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iane Mee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791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KA DEMY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6678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VI 11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29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me Saidi Badra Badra Fort Jac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8001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landine Bantu-Lwam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864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lgroup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5040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tony Berjonnea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5941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uly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21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Y Joseph-Alain SPAEN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88103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'LEA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624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Yousseff Dad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478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Bu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3212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eter De Meulemeest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6080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alérie De Sm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9717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orever YOUNG sc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310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otini Frere-Kyriakak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43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roupe Garnier Franc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8777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ir consulting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6005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smeralda Hy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3001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rsin Idrizaj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1067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ACK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6930028</text:p>
          </table:table-cell>
          <table:table-cell office:value-type="string" calcext:value-type="string">
            <text:p>info@coiffurelelegance.be</text:p>
          </table:table-cell>
          <table:table-cell office:value-type="string" calcext:value-type="string">
            <text:p>L'Elegan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83058</text:p>
          </table:table-cell>
          <table:table-cell office:value-type="string" calcext:value-type="string">
            <text:p>coiffuresalvatore@gmail.com</text:p>
          </table:table-cell>
          <table:table-cell office:value-type="string" calcext:value-type="string">
            <text:p>Les Garçons Coiffu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54904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alvatore Amorell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33528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laude Bertiau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138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ephane Burge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649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lo Buscem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834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ina Coiffu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019097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iffure May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72755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iffure Nico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623183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iffure Sefor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6333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ia De La Cru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822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nine Dejonckhee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638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thalie Did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56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mm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389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ia Galluzz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813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tonio Iaco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69300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'élégan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6633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rore Leg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633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tonio Maggiordom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6244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ancesco Monachi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54953</text:p>
          </table:table-cell>
          <table:table-cell office:value-type="string" calcext:value-type="string">
            <text:p>ronny.schuermans1@telenet.be</text:p>
          </table:table-cell>
          <table:table-cell office:value-type="string" calcext:value-type="string">
            <text:p>Ronny Schuerm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78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l - Hai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4157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thieu Bank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5237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immy Beck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438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iselotte Beli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349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abel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7678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ouana Boll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783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onen-Hasevoe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3575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regory Broncka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1925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uekers Han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8710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. Byn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542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abrina Cabooter Sabry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82395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ilippo Cesari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3157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veux Katrien K 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4524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irk De Witte Kapp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3147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rt Dond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3115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 Driesm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74685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UJ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47188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UJ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71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NZIAN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292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zir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4446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au El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739172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llissima Esthetie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12679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dre Burggrae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6848543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hilippe Carre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14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iffure Ca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586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iffure Tendres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7229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iffure Uniqu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004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ank Couckhuy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35292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ies Coup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134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eddy Debae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82807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arah Deboose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790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ine Deco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44757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larue Sab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207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lphine Matt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163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e-Mie Deme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105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schuymere K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137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icole Dewerch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5338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entsekapper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48958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eotim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426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iffure Sab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641652</text:p>
          </table:table-cell>
          <table:table-cell office:value-type="string" calcext:value-type="string">
            <text:p>alexandrine1107@gmail.com</text:p>
          </table:table-cell>
          <table:table-cell office:value-type="string" calcext:value-type="string">
            <text:p>Coif' Sty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80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2HB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613209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mosp'Hai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624847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xt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35336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 AND C Coiffur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7697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ain Care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86947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iffure Toutch'A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6416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ifsty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7802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abrice Crombe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7746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abrina Daubechi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1112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b.Institut.K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88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deleine Decot Mar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4554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vos Nathal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93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abel Durois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68123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ed's Barbersho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833732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raver Anni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32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elisa Grifas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360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ir Catofred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1570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irstyle Hollain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0848826</text:p>
          </table:table-cell>
          <table:table-cell office:value-type="string" calcext:value-type="string">
            <text:p>wwu@consulentwuyts.be</text:p>
          </table:table-cell>
          <table:table-cell office:value-type="string" calcext:value-type="string">
            <text:p>Inexc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1126190</text:p>
          </table:table-cell>
          <table:table-cell office:value-type="string" calcext:value-type="string">
            <text:p>jeroen.rikkels@gmail.com</text:p>
          </table:table-cell>
          <table:table-cell office:value-type="string" calcext:value-type="string">
            <text:p>Jeroen Rikke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43722</text:p>
          </table:table-cell>
          <table:table-cell office:value-type="string" calcext:value-type="string">
            <text:p>info@keoon.be</text:p>
          </table:table-cell>
          <table:table-cell office:value-type="string" calcext:value-type="string">
            <text:p>Keo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0132676</text:p>
          </table:table-cell>
          <table:table-cell office:value-type="string" calcext:value-type="string">
            <text:p>%20ptrvrl68@gmail.com</text:p>
          </table:table-cell>
          <table:table-cell office:value-type="string" calcext:value-type="string">
            <text:p>P-AVIA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182089</text:p>
          </table:table-cell>
          <table:table-cell office:value-type="string" calcext:value-type="string">
            <text:p>%20willem.delaat@psinvestments.eu</text:p>
          </table:table-cell>
          <table:table-cell office:value-type="string" calcext:value-type="string">
            <text:p>PLUS SPATIAL INVESTMENTS BELGIU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4596177</text:p>
          </table:table-cell>
          <table:table-cell office:value-type="string" calcext:value-type="string">
            <text:p>mariuszkloda@hotmail.com</text:p>
          </table:table-cell>
          <table:table-cell office:value-type="string" calcext:value-type="string">
            <text:p>Sabatino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19964</text:p>
          </table:table-cell>
          <table:table-cell office:value-type="string" calcext:value-type="string">
            <text:p>restaurant@tropicos.be</text:p>
          </table:table-cell>
          <table:table-cell office:value-type="string" calcext:value-type="string">
            <text:p>Tropicos FOOD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11883</text:p>
          </table:table-cell>
          <table:table-cell office:value-type="string" calcext:value-type="string">
            <text:p>info@antoonvandyck-brasserie.be</text:p>
          </table:table-cell>
          <table:table-cell office:value-type="string" calcext:value-type="string">
            <text:p>ANTOON VAN DYCK BRASSER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1600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nerv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3365018</text:p>
          </table:table-cell>
          <table:table-cell office:value-type="string" calcext:value-type="string">
            <text:p>philosae@telenet.be</text:p>
          </table:table-cell>
          <table:table-cell office:value-type="string" calcext:value-type="string">
            <text:p>Philos.a.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2505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ector Chick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32192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ONG KONG KEUK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1932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nerv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1600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nerv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3365018</text:p>
          </table:table-cell>
          <table:table-cell office:value-type="string" calcext:value-type="string">
            <text:p>philosae@telenet.be</text:p>
          </table:table-cell>
          <table:table-cell office:value-type="string" calcext:value-type="string">
            <text:p>Philos.a.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266171</text:p>
          </table:table-cell>
          <table:table-cell office:value-type="string" calcext:value-type="string">
            <text:p>ak@telenet.be</text:p>
          </table:table-cell>
          <table:table-cell office:value-type="string" calcext:value-type="string">
            <text:p>Pizza Service Antwerpen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6454510</text:p>
          </table:table-cell>
          <table:table-cell office:value-type="string" calcext:value-type="string">
            <text:p>merksem@pizzalijn.be</text:p>
          </table:table-cell>
          <table:table-cell office:value-type="string" calcext:value-type="string">
            <text:p>Pizzalij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8618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Quick Restaurants <text:s/>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3449601</text:p>
          </table:table-cell>
          <table:table-cell office:value-type="string" calcext:value-type="string">
            <text:p>info@distelhoekbistro.be</text:p>
          </table:table-cell>
          <table:table-cell office:value-type="string" calcext:value-type="string">
            <text:p>Restaurant Brasserie Distelhoe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76901</text:p>
          </table:table-cell>
          <table:table-cell office:value-type="string" calcext:value-type="string">
            <text:p>info@restaurant-brasseurs.com</text:p>
          </table:table-cell>
          <table:table-cell office:value-type="string" calcext:value-type="string">
            <text:p>Restaurant Brasseu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509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Grill Restaur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5300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nack Max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573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osken ('t)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3114811</text:p>
          </table:table-cell>
          <table:table-cell office:value-type="string" calcext:value-type="string">
            <text:p>info@janines.be</text:p>
          </table:table-cell>
          <table:table-cell office:value-type="string" calcext:value-type="string">
            <text:p>Janine'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324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c Donald'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42230</text:p>
          </table:table-cell>
          <table:table-cell office:value-type="string" calcext:value-type="string">
            <text:p>h0840@accor.com</text:p>
          </table:table-cell>
          <table:table-cell office:value-type="string" calcext:value-type="string">
            <text:p>Novotel Gent Centru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4287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n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39226</text:p>
          </table:table-cell>
          <table:table-cell office:value-type="string" calcext:value-type="string">
            <text:p>restaurant.athene@hotmail.com</text:p>
          </table:table-cell>
          <table:table-cell office:value-type="string" calcext:value-type="string">
            <text:p>Restaurant Athen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81431</text:p>
          </table:table-cell>
          <table:table-cell office:value-type="string" calcext:value-type="string">
            <text:p>info@restaurantpanda.be</text:p>
          </table:table-cell>
          <table:table-cell office:value-type="string" calcext:value-type="string">
            <text:p>RESTAURANT PAN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337802</text:p>
          </table:table-cell>
          <table:table-cell office:value-type="string" calcext:value-type="string">
            <text:p>info@escuro.be</text:p>
          </table:table-cell>
          <table:table-cell office:value-type="string" calcext:value-type="string">
            <text:p>'t Oud Cloost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81431</text:p>
          </table:table-cell>
          <table:table-cell office:value-type="string" calcext:value-type="string">
            <text:p>info@restaurantpanda.be</text:p>
          </table:table-cell>
          <table:table-cell office:value-type="string" calcext:value-type="string">
            <text:p>RESTAURANT PAN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337802</text:p>
          </table:table-cell>
          <table:table-cell office:value-type="string" calcext:value-type="string">
            <text:p>info@escuro.be</text:p>
          </table:table-cell>
          <table:table-cell office:value-type="string" calcext:value-type="string">
            <text:p>'t Oud Cloost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3785052</text:p>
          </table:table-cell>
          <table:table-cell office:value-type="string" calcext:value-type="string">
            <text:p>info@bavohoeve.be</text:p>
          </table:table-cell>
          <table:table-cell office:value-type="string" calcext:value-type="string">
            <text:p>Bavohoe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340654</text:p>
          </table:table-cell>
          <table:table-cell office:value-type="string" calcext:value-type="string">
            <text:p>deligentzuid@skynet.be</text:p>
          </table:table-cell>
          <table:table-cell office:value-type="string" calcext:value-type="string">
            <text:p>Deli Gent Zuid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19431</text:p>
          </table:table-cell>
          <table:table-cell office:value-type="string" calcext:value-type="string">
            <text:p>martinebland@hotmail.com</text:p>
          </table:table-cell>
          <table:table-cell office:value-type="string" calcext:value-type="string">
            <text:p>Den eeuwigen Asp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335180</text:p>
          </table:table-cell>
          <table:table-cell office:value-type="string" calcext:value-type="string">
            <text:p>traiteurderudder@skynet.be</text:p>
          </table:table-cell>
          <table:table-cell office:value-type="string" calcext:value-type="string">
            <text:p>Didier De Rudder Exploitat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35593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lmar Royal Oostakk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021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Mythe gc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53080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OAS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518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Buikske Vo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8227594</text:p>
          </table:table-cell>
          <table:table-cell office:value-type="string" calcext:value-type="string">
            <text:p>charlene.bertrand.6@gmail.com</text:p>
          </table:table-cell>
          <table:table-cell office:value-type="string" calcext:value-type="string">
            <text:p>Bertrand Charlè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2321466</text:p>
          </table:table-cell>
          <table:table-cell office:value-type="string" calcext:value-type="string">
            <text:p>michelgarcia102808@gmail.com</text:p>
          </table:table-cell>
          <table:table-cell office:value-type="string" calcext:value-type="string">
            <text:p>Casa Garc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37329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noss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7212443</text:p>
          </table:table-cell>
          <table:table-cell office:value-type="string" calcext:value-type="string">
            <text:p>retge@fzrg.com</text:p>
          </table:table-cell>
          <table:table-cell office:value-type="string" calcext:value-type="string">
            <text:p>La Focacc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281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ndelicat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72205</text:p>
          </table:table-cell>
          <table:table-cell office:value-type="string" calcext:value-type="string">
            <text:p>info@restochinois.be</text:p>
          </table:table-cell>
          <table:table-cell office:value-type="string" calcext:value-type="string">
            <text:p>L'Esprit Bouddh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2185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estaurant Etoile d' As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5107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WOK WANG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7002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 Point Vitrer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147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he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713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ll'Ital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1848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olo Pizz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176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e Dôme De L'Alexandr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1209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Osteria Al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128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rovençal (au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156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aveurs d'As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310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eorgios Vargiakak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4625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50'S American din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564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bruzzese (l'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70149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yoro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28976</text:p>
          </table:table-cell>
          <table:table-cell office:value-type="string" calcext:value-type="string">
            <text:p>wolfs.fort@hotmail.be</text:p>
          </table:table-cell>
          <table:table-cell office:value-type="string" calcext:value-type="string">
            <text:p>Go Alph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41916</text:p>
          </table:table-cell>
          <table:table-cell office:value-type="string" calcext:value-type="string">
            <text:p>Horlogerielouis@gmail.com</text:p>
          </table:table-cell>
          <table:table-cell office:value-type="string" calcext:value-type="string">
            <text:p>Horloger-Pendulier Jean-Marie Lou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25375</text:p>
          </table:table-cell>
          <table:table-cell office:value-type="string" calcext:value-type="string">
            <text:p>ilsegreto@outlook.be</text:p>
          </table:table-cell>
          <table:table-cell office:value-type="string" calcext:value-type="string">
            <text:p>Il Segret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1857117</text:p>
          </table:table-cell>
          <table:table-cell office:value-type="string" calcext:value-type="string">
            <text:p>info@ldmh-interim.be</text:p>
          </table:table-cell>
          <table:table-cell office:value-type="string" calcext:value-type="string">
            <text:p>LDMH Intéri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0755581</text:p>
          </table:table-cell>
          <table:table-cell office:value-type="string" calcext:value-type="string">
            <text:p>indian.royal@hotmail.com</text:p>
          </table:table-cell>
          <table:table-cell office:value-type="string" calcext:value-type="string">
            <text:p>Restaurant Indian Roy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54259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.G.V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75761</text:p>
          </table:table-cell>
          <table:table-cell office:value-type="string" calcext:value-type="string">
            <text:p>takalibi@gmail.com</text:p>
          </table:table-cell>
          <table:table-cell office:value-type="string" calcext:value-type="string">
            <text:p>Takalib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440209</text:p>
          </table:table-cell>
          <table:table-cell office:value-type="string" calcext:value-type="string">
            <text:p>ANASTACIA.LINGERIE@SKYNET.BE</text:p>
          </table:table-cell>
          <table:table-cell office:value-type="string" calcext:value-type="string">
            <text:p>Anastac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272132</text:p>
          </table:table-cell>
          <table:table-cell office:value-type="string" calcext:value-type="string">
            <text:p>jp@aeta.be</text:p>
          </table:table-cell>
          <table:table-cell office:value-type="string" calcext:value-type="string">
            <text:p>Armoires et Automa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54666</text:p>
          </table:table-cell>
          <table:table-cell office:value-type="string" calcext:value-type="string">
            <text:p>sr.hkjh@hotmail.fr</text:p>
          </table:table-cell>
          <table:table-cell office:value-type="string" calcext:value-type="string">
            <text:p>Atelier du Dolce Ama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440209</text:p>
          </table:table-cell>
          <table:table-cell office:value-type="string" calcext:value-type="string">
            <text:p>ANASTACIA.LINGERIE@SKYNET.BE</text:p>
          </table:table-cell>
          <table:table-cell office:value-type="string" calcext:value-type="string">
            <text:p>Anastac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272132</text:p>
          </table:table-cell>
          <table:table-cell office:value-type="string" calcext:value-type="string">
            <text:p>jp@aeta.be</text:p>
          </table:table-cell>
          <table:table-cell office:value-type="string" calcext:value-type="string">
            <text:p>Armoires et Automa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54666</text:p>
          </table:table-cell>
          <table:table-cell office:value-type="string" calcext:value-type="string">
            <text:p>sr.hkjh@hotmail.fr</text:p>
          </table:table-cell>
          <table:table-cell office:value-type="string" calcext:value-type="string">
            <text:p>Atelier du Dolce Ama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32100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asili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212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icket Restaur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29199</text:p>
          </table:table-cell>
          <table:table-cell office:value-type="string" calcext:value-type="string">
            <text:p>trattoria@maccheroni.be</text:p>
          </table:table-cell>
          <table:table-cell office:value-type="string" calcext:value-type="string">
            <text:p>Trattoria Maccheron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575041</text:p>
          </table:table-cell>
          <table:table-cell office:value-type="string" calcext:value-type="string">
            <text:p>cleneve@hotmail.com</text:p>
          </table:table-cell>
          <table:table-cell office:value-type="string" calcext:value-type="string">
            <text:p>Da Genova chez Fred et Evely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767255</text:p>
          </table:table-cell>
          <table:table-cell office:value-type="string" calcext:value-type="string">
            <text:p>ahmed@burgers-point.be</text:p>
          </table:table-cell>
          <table:table-cell office:value-type="string" calcext:value-type="string">
            <text:p>Double-A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29433</text:p>
          </table:table-cell>
          <table:table-cell office:value-type="string" calcext:value-type="string">
            <text:p>lebaraboeuf@gmail.com</text:p>
          </table:table-cell>
          <table:table-cell office:value-type="string" calcext:value-type="string">
            <text:p>Du Bout Du Mond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347934</text:p>
          </table:table-cell>
          <table:table-cell office:value-type="string" calcext:value-type="string">
            <text:p>info@sottopiano.be</text:p>
          </table:table-cell>
          <table:table-cell office:value-type="string" calcext:value-type="string">
            <text:p>Italian's Jo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10801</text:p>
          </table:table-cell>
          <table:table-cell office:value-type="string" calcext:value-type="string">
            <text:p>Info@oc%C3%A9anique.be</text:p>
          </table:table-cell>
          <table:table-cell office:value-type="string" calcext:value-type="string">
            <text:p>L'Océaniq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42870</text:p>
          </table:table-cell>
          <table:table-cell office:value-type="string" calcext:value-type="string">
            <text:p>Chriswillen@me.com</text:p>
          </table:table-cell>
          <table:table-cell office:value-type="string" calcext:value-type="string">
            <text:p>Le grill Dufou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7902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e Milan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035632</text:p>
          </table:table-cell>
          <table:table-cell office:value-type="string" calcext:value-type="string">
            <text:p>letroisiemeacte@yahoo.fr</text:p>
          </table:table-cell>
          <table:table-cell office:value-type="string" calcext:value-type="string">
            <text:p>Le Troisième Ac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81226</text:p>
          </table:table-cell>
          <table:table-cell office:value-type="string" calcext:value-type="string">
            <text:p>info@luluandco.be</text:p>
          </table:table-cell>
          <table:table-cell office:value-type="string" calcext:value-type="string">
            <text:p>Lulu &amp; C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9126627</text:p>
          </table:table-cell>
          <table:table-cell office:value-type="string" calcext:value-type="string">
            <text:p>info@mcconstrcutsrl.be</text:p>
          </table:table-cell>
          <table:table-cell office:value-type="string" calcext:value-type="string">
            <text:p>M&amp;C CONSTRUCT s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5357978</text:p>
          </table:table-cell>
          <table:table-cell office:value-type="string" calcext:value-type="string">
            <text:p>babylon.keys@hotmail.fr</text:p>
          </table:table-cell>
          <table:table-cell office:value-type="string" calcext:value-type="string">
            <text:p>Meiser Serrur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2618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oseidon Traiteu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3171650</text:p>
          </table:table-cell>
          <table:table-cell office:value-type="string" calcext:value-type="string">
            <text:p>bobeauspa@gmail.com</text:p>
          </table:table-cell>
          <table:table-cell office:value-type="string" calcext:value-type="string">
            <text:p>Bo Beau Sp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114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ez Lé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959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ôme (Du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68463620</text:p>
          </table:table-cell>
          <table:table-cell office:value-type="string" calcext:value-type="string">
            <text:p>%20gaudi.benjamin@yahoo.com</text:p>
          </table:table-cell>
          <table:table-cell office:value-type="string" calcext:value-type="string">
            <text:p>Expert-Bouwwerk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8616078</text:p>
          </table:table-cell>
          <table:table-cell office:value-type="string" calcext:value-type="string">
            <text:p>FDICONCEPT@GMAIL.COM</text:p>
          </table:table-cell>
          <table:table-cell office:value-type="string" calcext:value-type="string">
            <text:p>FDI Concep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34070</text:p>
          </table:table-cell>
          <table:table-cell office:value-type="string" calcext:value-type="string">
            <text:p>info@casaitaliana.be</text:p>
          </table:table-cell>
          <table:table-cell office:value-type="string" calcext:value-type="string">
            <text:p>Luca For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4086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erle de Siam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703271</text:p>
          </table:table-cell>
          <table:table-cell office:value-type="string" calcext:value-type="string">
            <text:p>ibrahim2345677@gmail.com</text:p>
          </table:table-cell>
          <table:table-cell office:value-type="string" calcext:value-type="string">
            <text:p>Pitta Grill Thessaloniq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4333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ésidence Floren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1869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estaurant Spinnekopk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232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rofil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34440</text:p>
          </table:table-cell>
          <table:table-cell office:value-type="string" calcext:value-type="string">
            <text:p>trovato.francesco@gmail.com</text:p>
          </table:table-cell>
          <table:table-cell office:value-type="string" calcext:value-type="string">
            <text:p>Trovat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8781720</text:p>
          </table:table-cell>
          <table:table-cell office:value-type="string" calcext:value-type="string">
            <text:p>Info@annazone.be</text:p>
          </table:table-cell>
          <table:table-cell office:value-type="string" calcext:value-type="string">
            <text:p>Annaz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690369</text:p>
          </table:table-cell>
          <table:table-cell office:value-type="string" calcext:value-type="string">
            <text:p>info@davangelo.be</text:p>
          </table:table-cell>
          <table:table-cell office:value-type="string" calcext:value-type="string">
            <text:p>DAVANGELO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22092</text:p>
          </table:table-cell>
          <table:table-cell office:value-type="string" calcext:value-type="string">
            <text:p>ndreud@gmail.com</text:p>
          </table:table-cell>
          <table:table-cell office:value-type="string" calcext:value-type="string">
            <text:p>La Brasserie du Lala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503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e Zinnek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82802</text:p>
          </table:table-cell>
          <table:table-cell office:value-type="string" calcext:value-type="string">
            <text:p>info@brasseriecochaux.be</text:p>
          </table:table-cell>
          <table:table-cell office:value-type="string" calcext:value-type="string">
            <text:p>Brasserie Cochau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7936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asserie des Etangs Mellaer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56869</text:p>
          </table:table-cell>
          <table:table-cell office:value-type="string" calcext:value-type="string">
            <text:p>ciaociao@skynet.be</text:p>
          </table:table-cell>
          <table:table-cell office:value-type="string" calcext:value-type="string">
            <text:p>Ciao cia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100620</text:p>
          </table:table-cell>
          <table:table-cell office:value-type="string" calcext:value-type="string">
            <text:p>info@ciaooopizzeria.be</text:p>
          </table:table-cell>
          <table:table-cell office:value-type="string" calcext:value-type="string">
            <text:p>CIAOOO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181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u Coq à l'A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14854</text:p>
          </table:table-cell>
          <table:table-cell office:value-type="string" calcext:value-type="string">
            <text:p>enjoy-lunch@outlook.com</text:p>
          </table:table-cell>
          <table:table-cell office:value-type="string" calcext:value-type="string">
            <text:p>ENJOY LUNC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564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 la Mais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531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 SASR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279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 Doppio 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621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elier DU SUSHI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7208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nde à Bernard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298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LACK LOUNG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0137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nnelle asb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7268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 B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137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xpressi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8065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MBK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0014</text:p>
          </table:table-cell>
          <table:table-cell office:value-type="string" calcext:value-type="string">
            <text:p>f.zneon@live.be</text:p>
          </table:table-cell>
          <table:table-cell office:value-type="string" calcext:value-type="string">
            <text:p>F.Z.Né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2981828</text:p>
          </table:table-cell>
          <table:table-cell office:value-type="string" calcext:value-type="string">
            <text:p>batiborges@hotmail.com</text:p>
          </table:table-cell>
          <table:table-cell office:value-type="string" calcext:value-type="string">
            <text:p>BatiBorges SPR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ot exist</text:p>
          </table:table-cell>
          <table:table-cell office:value-type="string" calcext:value-type="string">
            <text:p>Deli Anderlecht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46883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 Ville de Brug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46795</text:p>
          </table:table-cell>
          <table:table-cell office:value-type="string" calcext:value-type="string">
            <text:p>info@lorient.be</text:p>
          </table:table-cell>
          <table:table-cell office:value-type="string" calcext:value-type="string">
            <text:p>traiteur de l'ori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7936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asserie des Etangs Mellaer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3164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 Ramadan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394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toine Ets sa-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7849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quamar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306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spad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58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apell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35117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Lind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7255</text:p>
          </table:table-cell>
          <table:table-cell office:value-type="string" calcext:value-type="string">
            <text:p>westlandshopping@exki.be</text:p>
          </table:table-cell>
          <table:table-cell office:value-type="string" calcext:value-type="string">
            <text:p>EXKi Westland Shopp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719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ablain (Le)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ot exist</text:p>
          </table:table-cell>
          <table:table-cell office:value-type="string" calcext:value-type="string">
            <text:p>Fang'S Food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399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iendship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590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uma S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41505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asbah d'Asi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53265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AZA &amp; CO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707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-Marie Laur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75550</text:p>
          </table:table-cell>
          <table:table-cell office:value-type="string" calcext:value-type="string">
            <text:p>Restaurantsud@gmail.com</text:p>
          </table:table-cell>
          <table:table-cell office:value-type="string" calcext:value-type="string">
            <text:p>Resto Su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40094</text:p>
          </table:table-cell>
          <table:table-cell office:value-type="string" calcext:value-type="string">
            <text:p>stefaan.timmerman@telenet.be</text:p>
          </table:table-cell>
          <table:table-cell office:value-type="string" calcext:value-type="string">
            <text:p>Assiette Blanch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4449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istro De Reft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43590</text:p>
          </table:table-cell>
          <table:table-cell office:value-type="string" calcext:value-type="string">
            <text:p>duphare@duphare.be</text:p>
          </table:table-cell>
          <table:table-cell office:value-type="string" calcext:value-type="string">
            <text:p>Du Pha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680509</text:p>
          </table:table-cell>
          <table:table-cell office:value-type="string" calcext:value-type="string">
            <text:p>johan.beerlandt@telenet.be</text:p>
          </table:table-cell>
          <table:table-cell office:value-type="string" calcext:value-type="string">
            <text:p>Resto Moj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33060</text:p>
          </table:table-cell>
          <table:table-cell office:value-type="string" calcext:value-type="string">
            <text:p>trattoria.trium@skynet.be</text:p>
          </table:table-cell>
          <table:table-cell office:value-type="string" calcext:value-type="string">
            <text:p>Trattoria Triu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430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an Robaeys A.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5689033</text:p>
          </table:table-cell>
          <table:table-cell office:value-type="string" calcext:value-type="string">
            <text:p>krieke@thofvanberoep.com</text:p>
          </table:table-cell>
          <table:table-cell office:value-type="string" calcext:value-type="string">
            <text:p>''t Hof van Beroe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41093</text:p>
          </table:table-cell>
          <table:table-cell office:value-type="string" calcext:value-type="string">
            <text:p>bruges1@bedsandbars.com</text:p>
          </table:table-cell>
          <table:table-cell office:value-type="string" calcext:value-type="string">
            <text:p>Bauhaus International Youth Ho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37848</text:p>
          </table:table-cell>
          <table:table-cell office:value-type="string" calcext:value-type="string">
            <text:p>brasserie.raymond@telenet.be</text:p>
          </table:table-cell>
          <table:table-cell office:value-type="string" calcext:value-type="string">
            <text:p>Brasserie Raymond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55763</text:p>
          </table:table-cell>
          <table:table-cell office:value-type="string" calcext:value-type="string">
            <text:p>info@lodewijkvanmale.be</text:p>
          </table:table-cell>
          <table:table-cell office:value-type="string" calcext:value-type="string">
            <text:p>Lodewijk Van Male Sal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44758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nuscrip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38765</text:p>
          </table:table-cell>
          <table:table-cell office:value-type="string" calcext:value-type="string">
            <text:p>info@orientalwok.be</text:p>
          </table:table-cell>
          <table:table-cell office:value-type="string" calcext:value-type="string">
            <text:p>Oriental wo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375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Oud Brug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692682</text:p>
          </table:table-cell>
          <table:table-cell office:value-type="string" calcext:value-type="string">
            <text:p>info@sforno.be</text:p>
          </table:table-cell>
          <table:table-cell office:value-type="string" calcext:value-type="string">
            <text:p>PIZZERIA SFOR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680509</text:p>
          </table:table-cell>
          <table:table-cell office:value-type="string" calcext:value-type="string">
            <text:p>johan.beerlandt@telenet.be</text:p>
          </table:table-cell>
          <table:table-cell office:value-type="string" calcext:value-type="string">
            <text:p>Resto Moj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33060</text:p>
          </table:table-cell>
          <table:table-cell office:value-type="string" calcext:value-type="string">
            <text:p>trattoria.trium@skynet.be</text:p>
          </table:table-cell>
          <table:table-cell office:value-type="string" calcext:value-type="string">
            <text:p>Trattoria Triu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463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Jong Gerech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3116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Kattepoortj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6948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Oud kanthuy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4008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estaurant Le Lod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07665</text:p>
          </table:table-cell>
          <table:table-cell office:value-type="string" calcext:value-type="string">
            <text:p>info@lebovesse.be</text:p>
          </table:table-cell>
          <table:table-cell office:value-type="string" calcext:value-type="string">
            <text:p>Le Boves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34938</text:p>
          </table:table-cell>
          <table:table-cell office:value-type="string" calcext:value-type="string">
            <text:p>carmelaquaceci@hotmail.com</text:p>
          </table:table-cell>
          <table:table-cell office:value-type="string" calcext:value-type="string">
            <text:p>Pizzeria Rom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0594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rim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516823</text:p>
          </table:table-cell>
          <table:table-cell office:value-type="string" calcext:value-type="string">
            <text:p>info@tasiauxgardenconcept.be</text:p>
          </table:table-cell>
          <table:table-cell office:value-type="string" calcext:value-type="string">
            <text:p>Tasiaux Garden Concep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069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our de Pise (La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2112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asserie Franço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81222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asserie le Val 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9129714</text:p>
          </table:table-cell>
          <table:table-cell office:value-type="string" calcext:value-type="string">
            <text:p>coreengrill@gmail.com</text:p>
          </table:table-cell>
          <table:table-cell office:value-type="string" calcext:value-type="string">
            <text:p>Coréen Gril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48788</text:p>
          </table:table-cell>
          <table:table-cell office:value-type="string" calcext:value-type="string">
            <text:p>info@mings.be</text:p>
          </table:table-cell>
          <table:table-cell office:value-type="string" calcext:value-type="string">
            <text:p>Mister Ch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48788</text:p>
          </table:table-cell>
          <table:table-cell office:value-type="string" calcext:value-type="string">
            <text:p>info@mings.be</text:p>
          </table:table-cell>
          <table:table-cell office:value-type="string" calcext:value-type="string">
            <text:p>Mister Ch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4622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zza Ma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00528</text:p>
          </table:table-cell>
          <table:table-cell office:value-type="string" calcext:value-type="string">
            <text:p>yyf137@gmail.com</text:p>
          </table:table-cell>
          <table:table-cell office:value-type="string" calcext:value-type="string">
            <text:p>Yang Pham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12099</text:p>
          </table:table-cell>
          <table:table-cell office:value-type="string" calcext:value-type="string">
            <text:p>tasdelen.artoneta@gmail.com</text:p>
          </table:table-cell>
          <table:table-cell office:value-type="string" calcext:value-type="string">
            <text:p>Cafetaria Extra-Tim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41560</text:p>
          </table:table-cell>
          <table:table-cell office:value-type="string" calcext:value-type="string">
            <text:p>placidoscalisi@hotmail.com</text:p>
          </table:table-cell>
          <table:table-cell office:value-type="string" calcext:value-type="string">
            <text:p>Don Di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3960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e Mechou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5681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tine Mathie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2126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ccolo Sibil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57002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2milleD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110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² INVEST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08389</text:p>
          </table:table-cell>
          <table:table-cell office:value-type="string" calcext:value-type="string">
            <text:p>vanessa.smets@transmet.be</text:p>
          </table:table-cell>
          <table:table-cell office:value-type="string" calcext:value-type="string">
            <text:p>TRANSMET LOGISTIC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920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ng Dynas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24822</text:p>
          </table:table-cell>
          <table:table-cell office:value-type="string" calcext:value-type="string">
            <text:p>buyuk_ridvan@hotmail.be</text:p>
          </table:table-cell>
          <table:table-cell office:value-type="string" calcext:value-type="string">
            <text:p>Ada Eethu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2708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 PARM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94790</text:p>
          </table:table-cell>
          <table:table-cell office:value-type="string" calcext:value-type="string">
            <text:p>info@laurora.be</text:p>
          </table:table-cell>
          <table:table-cell office:value-type="string" calcext:value-type="string">
            <text:p>l'Auror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3349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iao Italia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2762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s Lanza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253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averne Rub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6238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4 BHAI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90159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4Frie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53095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aed Abdel Jabb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9035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CHO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9083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pranit Inve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352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gor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626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K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3704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ahbi Altinisi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2064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C Leuven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9084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apur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2477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enberg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267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v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9153942</text:p>
          </table:table-cell>
          <table:table-cell office:value-type="string" calcext:value-type="string">
            <text:p>rifrafcorp@gmail.com</text:p>
          </table:table-cell>
          <table:table-cell office:value-type="string" calcext:value-type="string">
            <text:p>Goody'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7936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asserie des Etangs Mellaer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95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asserie du Parc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379386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ancis De Reymaek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47855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cel Debè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03290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iocinto Dicegl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6520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GXON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572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enza.B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04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 Bodeg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09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es uns les autr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402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Y Busines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470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egabel - Electro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847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K ALL Soluti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630709</text:p>
          </table:table-cell>
          <table:table-cell office:value-type="string" calcext:value-type="string">
            <text:p>info@artdesmetsmons.be</text:p>
          </table:table-cell>
          <table:table-cell office:value-type="string" calcext:value-type="string">
            <text:p>L'Art des Me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674841</text:p>
          </table:table-cell>
          <table:table-cell office:value-type="string" calcext:value-type="string">
            <text:p>dupire.francois@skynet.be</text:p>
          </table:table-cell>
          <table:table-cell office:value-type="string" calcext:value-type="string">
            <text:p>Résidence Saint-Vinc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541237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ella Pizz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13437</text:p>
          </table:table-cell>
          <table:table-cell office:value-type="string" calcext:value-type="string">
            <text:p>etsmichot@skynet.be</text:p>
          </table:table-cell>
          <table:table-cell office:value-type="string" calcext:value-type="string">
            <text:p>ETS MICHOT FI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12402</text:p>
          </table:table-cell>
          <table:table-cell office:value-type="string" calcext:value-type="string">
            <text:p>contact@marchal.be</text:p>
          </table:table-cell>
          <table:table-cell office:value-type="string" calcext:value-type="string">
            <text:p>Restaurant March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1683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able du boucher (la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53859</text:p>
          </table:table-cell>
          <table:table-cell office:value-type="string" calcext:value-type="string">
            <text:p>christophe.borez@bv.be</text:p>
          </table:table-cell>
          <table:table-cell office:value-type="string" calcext:value-type="string">
            <text:p>Taverne Le Chalet Suis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11328</text:p>
          </table:table-cell>
          <table:table-cell office:value-type="string" calcext:value-type="string">
            <text:p>bakhti123@hotmail.be</text:p>
          </table:table-cell>
          <table:table-cell office:value-type="string" calcext:value-type="string">
            <text:p>Da Leand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552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 Maison d'Emi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71245</text:p>
          </table:table-cell>
          <table:table-cell office:value-type="string" calcext:value-type="string">
            <text:p>benoit.donfut@skynet.be</text:p>
          </table:table-cell>
          <table:table-cell office:value-type="string" calcext:value-type="string">
            <text:p>Le Passé Pres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552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 Maison d'Emi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71245</text:p>
          </table:table-cell>
          <table:table-cell office:value-type="string" calcext:value-type="string">
            <text:p>benoit.donfut@skynet.be</text:p>
          </table:table-cell>
          <table:table-cell office:value-type="string" calcext:value-type="string">
            <text:p>Le Passé Pres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527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e Touare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7292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uc Dev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635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 Fonta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115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ew Chi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6908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4TH Aven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87035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 la Bonne Heu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3432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urvet Akogl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57575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 Baci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0010147</text:p>
          </table:table-cell>
          <table:table-cell office:value-type="string" calcext:value-type="string">
            <text:p>info@d%C3%A9li-cieuse.be</text:p>
          </table:table-cell>
          <table:table-cell office:value-type="string" calcext:value-type="string">
            <text:p>Déli-cieu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043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édina ( La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432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lasch Brugman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5301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ouc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02503018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ngolo Tratori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022232</text:p>
          </table:table-cell>
          <table:table-cell office:value-type="string" calcext:value-type="string">
            <text:p>info@restaurantchaud.ei</text:p>
          </table:table-cell>
          <table:table-cell office:value-type="string" calcext:value-type="string">
            <text:p>Aimad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273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ston Steak Hou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7936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asserie des Etangs Mellaer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237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ussels Gril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152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urorest Belgium <text:s/>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0070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O Lib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64449</text:p>
          </table:table-cell>
          <table:table-cell office:value-type="string" calcext:value-type="string">
            <text:p>tarikati@msn.com</text:p>
          </table:table-cell>
          <table:table-cell office:value-type="string" calcext:value-type="string">
            <text:p>Ouzer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0598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ésidence Parnas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152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ogere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022232</text:p>
          </table:table-cell>
          <table:table-cell office:value-type="string" calcext:value-type="string">
            <text:p>info@restaurantchaud.ei</text:p>
          </table:table-cell>
          <table:table-cell office:value-type="string" calcext:value-type="string">
            <text:p>Aimad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273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ston Steak Hou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7936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asserie des Etangs Mellaer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237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ussels Gril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688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HMAD LAYALI AL CHAM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380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avant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839918</text:p>
          </table:table-cell>
          <table:table-cell office:value-type="string" calcext:value-type="string">
            <text:p>teroudeposte@pandora.be</text:p>
          </table:table-cell>
          <table:table-cell office:value-type="string" calcext:value-type="string">
            <text:p>Ter Oude Pos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77419</text:p>
          </table:table-cell>
          <table:table-cell office:value-type="string" calcext:value-type="string">
            <text:p>info@yok-tha.be</text:p>
          </table:table-cell>
          <table:table-cell office:value-type="string" calcext:value-type="string">
            <text:p>Yok Th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83007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batr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8300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Croissantj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4304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Frituurk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1001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Proevertj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39928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orang Abigai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972923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postelke ('t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321290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ppel (Den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66348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sal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0507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andi Ash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8043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iane Asselman-Welle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8284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ckstage gc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4256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rb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880573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sic Italian Pasta take-awa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42906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sic Italien Debeys LIie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6066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lgocatering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8030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lant Beqaj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4266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ij Stefa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85206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istro D'licio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4500775</text:p>
          </table:table-cell>
          <table:table-cell office:value-type="string" calcext:value-type="string">
            <text:p>info@sustainablestories.be</text:p>
          </table:table-cell>
          <table:table-cell office:value-type="string" calcext:value-type="string">
            <text:p>Sustainable Stori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978420</text:p>
          </table:table-cell>
          <table:table-cell office:value-type="string" calcext:value-type="string">
            <text:p>info@traductos.be</text:p>
          </table:table-cell>
          <table:table-cell office:value-type="string" calcext:value-type="string">
            <text:p>Traduct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0720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estaurant Madele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348803</text:p>
          </table:table-cell>
          <table:table-cell office:value-type="string" calcext:value-type="string">
            <text:p>yobielm@me.com</text:p>
          </table:table-cell>
          <table:table-cell office:value-type="string" calcext:value-type="string">
            <text:p>Ron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225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Arsenaal (MMT) vzw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33084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Fonduehuisje Die Broederk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201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Park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65906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Schran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6507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Vlietj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63627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Witte Gou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99994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Omar Aberka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3360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97399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phasury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6770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YAZ Compan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5155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5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3453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dr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6586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rjop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65644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astie Burg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6553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er d'Offic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207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LG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451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elier Gourm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58377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is Sava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0475839123</text:p>
          </table:table-cell>
          <table:table-cell office:value-type="string" calcext:value-type="string">
            <text:p>INFO@COACHES-SERVICES.BE</text:p>
          </table:table-cell>
          <table:table-cell office:value-type="string" calcext:value-type="string">
            <text:p>Coaches Servic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6096432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esh Foo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35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estaurant Il Giardi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530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 Repos de la Montag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7936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asserie des Etangs Mellaer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82332</text:p>
          </table:table-cell>
          <table:table-cell office:value-type="string" calcext:value-type="string">
            <text:p>lauregenonceaux@hotmail.com</text:p>
          </table:table-cell>
          <table:table-cell office:value-type="string" calcext:value-type="string">
            <text:p>Brinz'L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357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veco Food <text:s/>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7579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l Lionel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3233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emo - 33 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27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omme de Pin (La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27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omme de Pin (La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173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elier 2000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3112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M INVEST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8233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inz'L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9302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m Bu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5528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FE Dine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715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m'Ell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49610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erge Champeau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6042361</text:p>
          </table:table-cell>
          <table:table-cell office:value-type="string" calcext:value-type="string">
            <text:p>p.rizzo@tpgsa.be</text:p>
          </table:table-cell>
          <table:table-cell office:value-type="string" calcext:value-type="string">
            <text:p>TPG Construc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8656205</text:p>
          </table:table-cell>
          <table:table-cell office:value-type="string" calcext:value-type="string">
            <text:p>info@wineandbeef.be</text:p>
          </table:table-cell>
          <table:table-cell office:value-type="string" calcext:value-type="string">
            <text:p>Wine &amp; Bee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663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uscoussière (la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1832416</text:p>
          </table:table-cell>
          <table:table-cell office:value-type="string" calcext:value-type="string">
            <text:p>massimo.silvestri@spedimex.be</text:p>
          </table:table-cell>
          <table:table-cell office:value-type="string" calcext:value-type="string">
            <text:p>QUICK CARRELAGE SERVI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652601</text:p>
          </table:table-cell>
          <table:table-cell office:value-type="string" calcext:value-type="string">
            <text:p>info@lecoin-mons.be</text:p>
          </table:table-cell>
          <table:table-cell office:value-type="string" calcext:value-type="string">
            <text:p>La Maison Du Dess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64379</text:p>
          </table:table-cell>
          <table:table-cell office:value-type="string" calcext:value-type="string">
            <text:p>pavillonimperial@info.be</text:p>
          </table:table-cell>
          <table:table-cell office:value-type="string" calcext:value-type="string">
            <text:p>Le pavillon impéri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172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lecchino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35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logna(Le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6140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@Belgic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47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éronique Agnell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29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ujar Alik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118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enny All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711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 &amp; G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6621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elle Bascou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125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vangelos Bech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3836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zzedinne Bendris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666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LUE NOTE Projec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50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ucherie De Poot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7471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haled Boufari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124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uonopan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348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fé Lati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6840986</text:p>
          </table:table-cell>
          <table:table-cell office:value-type="string" calcext:value-type="string">
            <text:p>mertenspwm13@gmail.com</text:p>
          </table:table-cell>
          <table:table-cell office:value-type="string" calcext:value-type="string">
            <text:p>Actionpow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432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rrelhuis <text:s/>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753435</text:p>
          </table:table-cell>
          <table:table-cell office:value-type="string" calcext:value-type="string">
            <text:p>info@fifth-avenue.be</text:p>
          </table:table-cell>
          <table:table-cell office:value-type="string" calcext:value-type="string">
            <text:p>Fifth-aven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28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rekelhof <text:s/>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7658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ushi &amp; Co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3292</text:p>
          </table:table-cell>
          <table:table-cell office:value-type="string" calcext:value-type="string">
            <text:p>beenhouwerijquetin@skynet.be</text:p>
          </table:table-cell>
          <table:table-cell office:value-type="string" calcext:value-type="string">
            <text:p>Beenhouwerij Quet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919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Freine 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7458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isette Vanhe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3169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Afhaalhuisj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42632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Klein fornu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88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Pleintj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95913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an het Wat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37138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B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76007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B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7251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ctwis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435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kyil Al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08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ad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85098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denhof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4118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lopt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05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Pom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7704069</text:p>
          </table:table-cell>
          <table:table-cell office:value-type="string" calcext:value-type="string">
            <text:p>am.annmuylle@hotmail.com</text:p>
          </table:table-cell>
          <table:table-cell office:value-type="string" calcext:value-type="string">
            <text:p>Nails by An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154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am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036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 Dolce Vita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6553</text:p>
          </table:table-cell>
          <table:table-cell office:value-type="string" calcext:value-type="string">
            <text:p>info@oudwalle.be</text:p>
          </table:table-cell>
          <table:table-cell office:value-type="string" calcext:value-type="string">
            <text:p>Oud Wal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555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zza-Hom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02066</text:p>
          </table:table-cell>
          <table:table-cell office:value-type="string" calcext:value-type="string">
            <text:p>serkat@telenet.be</text:p>
          </table:table-cell>
          <table:table-cell office:value-type="string" calcext:value-type="string">
            <text:p>Restaurant De Steenland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1660</text:p>
          </table:table-cell>
          <table:table-cell office:value-type="string" calcext:value-type="string">
            <text:p>info@vandererfven-delicatessen.be</text:p>
          </table:table-cell>
          <table:table-cell office:value-type="string" calcext:value-type="string">
            <text:p>Vandererfven-Delicatess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9830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rd'ea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702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Cruyscout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9830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rd'ea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702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Cruyscout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11300</text:p>
          </table:table-cell>
          <table:table-cell office:value-type="string" calcext:value-type="string">
            <text:p>c.j.c@skynet.be</text:p>
          </table:table-cell>
          <table:table-cell office:value-type="string" calcext:value-type="string">
            <text:p>Dolce Ital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422856</text:p>
          </table:table-cell>
          <table:table-cell office:value-type="string" calcext:value-type="string">
            <text:p>aalbeke@clerckies.com</text:p>
          </table:table-cell>
          <table:table-cell office:value-type="string" calcext:value-type="string">
            <text:p>Friet Boutique Aalbek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26291</text:p>
          </table:table-cell>
          <table:table-cell office:value-type="string" calcext:value-type="string">
            <text:p>johan.jurgen@hotmail.com</text:p>
          </table:table-cell>
          <table:table-cell office:value-type="string" calcext:value-type="string">
            <text:p>Frituur Pi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3224</text:p>
          </table:table-cell>
          <table:table-cell office:value-type="string" calcext:value-type="string">
            <text:p>kortrijk@bijttebier.be</text:p>
          </table:table-cell>
          <table:table-cell office:value-type="string" calcext:value-type="string">
            <text:p>Bytteb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7241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HOG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4986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Rietj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505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't Waaihof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040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 &amp; X Fruy-Traiteur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9548455</text:p>
          </table:table-cell>
          <table:table-cell office:value-type="string" calcext:value-type="string">
            <text:p>Code.couleur@hotmail.com</text:p>
          </table:table-cell>
          <table:table-cell office:value-type="string" calcext:value-type="string">
            <text:p>Code Couleu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5894834</text:p>
          </table:table-cell>
          <table:table-cell office:value-type="string" calcext:value-type="string">
            <text:p>maroquinerielievin@gmail.com</text:p>
          </table:table-cell>
          <table:table-cell office:value-type="string" calcext:value-type="string">
            <text:p>Maroquinerie Liev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4044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onasti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661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cienne Poste (L'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769624</text:p>
          </table:table-cell>
          <table:table-cell office:value-type="string" calcext:value-type="string">
            <text:p>Pas%20de%20mails</text:p>
          </table:table-cell>
          <table:table-cell office:value-type="string" calcext:value-type="string">
            <text:p>Bar à Tac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5802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 MAISON DES Grillades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41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 Table d'Er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301139</text:p>
          </table:table-cell>
          <table:table-cell office:value-type="string" calcext:value-type="string">
            <text:p>lepetitpalais15@hotmail.com</text:p>
          </table:table-cell>
          <table:table-cell office:value-type="string" calcext:value-type="string">
            <text:p>Le petit pala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58588</text:p>
          </table:table-cell>
          <table:table-cell office:value-type="string" calcext:value-type="string">
            <text:p>zhuxiao70@gmail.com</text:p>
          </table:table-cell>
          <table:table-cell office:value-type="string" calcext:value-type="string">
            <text:p>Ming Dynas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444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Quick Restaurants <text:s/>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816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reco (Le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5464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 Broche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94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gadir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93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elier (L'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446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ivern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434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 Casa M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455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ser Ab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36070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C Restaurants &amp; Hote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69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riat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434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ie Allar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48390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ertens 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3253880</text:p>
          </table:table-cell>
          <table:table-cell office:value-type="string" calcext:value-type="string">
            <text:p>contact@tandarts-deurne.be</text:p>
          </table:table-cell>
          <table:table-cell office:value-type="string" calcext:value-type="string">
            <text:p>Tandkliniek Deur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160590</text:p>
          </table:table-cell>
          <table:table-cell office:value-type="string" calcext:value-type="string">
            <text:p>tandheelkundezorgmz@gmail.com</text:p>
          </table:table-cell>
          <table:table-cell office:value-type="string" calcext:value-type="string">
            <text:p>Tandartsenpraktijk Tandheelkundezorgm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9873614</text:p>
          </table:table-cell>
          <table:table-cell office:value-type="string" calcext:value-type="string">
            <text:p>tandarts@raflemmens.be</text:p>
          </table:table-cell>
          <table:table-cell office:value-type="string" calcext:value-type="string">
            <text:p>Tandartspraktijk Lemmens Ra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553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rwin Basecq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115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hilippe Baude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559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irk Boudewy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5266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Wouter Carem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0625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olsaet 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816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Bruyn 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0110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. De Maeyer-Sterck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540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Mulder Walt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32282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leen De Soi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32503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uy Debruy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449108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thoor Chant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645111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hilip Dierckxs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889548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ileo A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32255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aas V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827492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cus Firlefij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568077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loor Pier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280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ooft J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5779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efan Staelens-Bernar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52610</text:p>
          </table:table-cell>
          <table:table-cell office:value-type="string" calcext:value-type="string">
            <text:p>ann.demaertelaere@skynet.be</text:p>
          </table:table-cell>
          <table:table-cell office:value-type="string" calcext:value-type="string">
            <text:p>Ann Demaertelae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135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 Bertr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5124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 Br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6128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cquyt 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33128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ilip Crevi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408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eddy De Ruyt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424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uy Decarnie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205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ine Dev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6328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uy Houthae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2948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root J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7274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ia Robbrech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3204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mmanuel Rot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361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rien Schei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298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erre Van Steenkis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2661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trick Vuylstee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1283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miraal Orthodontist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2018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gemene Tandartsenpraktijk Olivier Navez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3409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therine Amey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5156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onforti Yv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108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ayeb Benal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568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lase Did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2120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Geest 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427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c Di Nucc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783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dart Stépha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646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. Everaert-Kozul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1222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vlef Yousse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6950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el Latou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120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therine Lebru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073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abelle Legr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692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jas Houillet sprl</text:p>
          </table:table-cell>
          <table:table-cell table:number-columns-repeated="61"/>
        </table:table-row>
        <table:table-row table:style-name="ro1">
          <table:table-cell table:number-columns-repeated="3" office:value-type="string" calcext:value-type="string">
            <text:p>not exi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128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ian Arcq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872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sma Atil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4162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éronique Barbar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231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ugues Bial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666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ancoise Bos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1578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éderic Bro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92231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éphanie Brul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984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médical CHC Liège Amercoeu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933436</text:p>
          </table:table-cell>
          <table:table-cell office:value-type="string" calcext:value-type="string">
            <text:p>labsg@hotmail.com</text:p>
          </table:table-cell>
          <table:table-cell office:value-type="string" calcext:value-type="string">
            <text:p>Laboratoire Serafin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338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ancoise Andr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211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edohl 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415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Wéra-Rob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52380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. Clo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84857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rnet Géral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6283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ffet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6212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mirci Belg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3215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therine Franço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331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-Claude Frank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7770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ian Gérar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601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efka Germea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347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illot 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67037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lorent Lahay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1242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olange Larbano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1407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ain Liénar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3547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onchau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330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 Rob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3733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obert Scuvé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400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riaens 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3057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érard De Cost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115418</text:p>
          </table:table-cell>
          <table:table-cell office:value-type="string" calcext:value-type="string">
            <text:p>info@ident-clinic.be</text:p>
          </table:table-cell>
          <table:table-cell office:value-type="string" calcext:value-type="string">
            <text:p>iDent clin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7920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acques St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6061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riaenssens Philipp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9627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5ème Sen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4189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ba Dental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6061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dries Willi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779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ams Dental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30160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Pani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9179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tienne d'Argembea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68625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laude De Lathouw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6876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MARS STEVEN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54401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éphane De Mo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6243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eronique Dekno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6158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Olivier Dela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31043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tal Treatment Center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779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TAL WESS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8302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TAL ZEN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6224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tallec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5578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hmadian Mohamm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935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Z DENTAL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557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oader Buzinc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6638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Marc Roussill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692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V. HOCK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30033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Dentaire Schaerbee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97246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Medical Deschan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100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TAL KA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97737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telallouch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527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iyodental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616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ain Domic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5751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eesiadental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577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lomb 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598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ugues Gregoi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576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obeissi Clinique dentaire Van Oost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36755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at Dental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625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éronique Morau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218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rna Naj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257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CDC DENTAL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102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i Nowrouz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3619</text:p>
          </table:table-cell>
          <table:table-cell office:value-type="string" calcext:value-type="string">
            <text:p>meddentas@yahoo.com</text:p>
          </table:table-cell>
          <table:table-cell office:value-type="string" calcext:value-type="string">
            <text:p>CENTRE MEDICO-DENTAIRE <text:s/>MEDDENTA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328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Derenne H&amp;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7028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Mahsouli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61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unrot Chaengsungno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2000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bak Davod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226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el De Ha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224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uc Demiddele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0305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tal - Lyse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0523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lobal Medical Group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114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el Hall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031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Yves Henrota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32402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uleiman Jeuned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002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incent Jourda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4223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eep Smiling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4566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boratoire Van Dy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4342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edenti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6563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ephanie Roeland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87992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kysmil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602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ophsa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356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ilde Van Wategh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19202</text:p>
          </table:table-cell>
          <table:table-cell office:value-type="string" calcext:value-type="string">
            <text:p>info@orthoversyck.be</text:p>
          </table:table-cell>
          <table:table-cell office:value-type="string" calcext:value-type="string">
            <text:p>Ortho Versyck <text:s/>b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5430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oornhut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572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 Bodd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897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hilippe Caesteck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81294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GOETI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6980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erican Orthodontic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382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therine Amp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7811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isabeth Behaegh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8202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any Bonn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8080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zef Bossch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706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ssuyt 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872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ssuyt J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421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Olivier Comb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501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ppens 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3888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ppens Herman Tandartsenpraktijk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5417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dre Cornel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555960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el Craey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2080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ancis Croen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706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uppens 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413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'Hont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0865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rchies-Dive 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3971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c Halbard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4617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ssy C &amp; Lacroix Bernar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770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de Santé du Namuro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770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de Santé du Namuro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613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meure 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4606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ançoise Blaffa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3089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xus Oliv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114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e Doneu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3432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tine Gérar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0538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ançoise Gooss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262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eronique Gossieau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3469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uillaume Etienne C.D.G.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228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ançoise Kin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011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aymond Claud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2294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tine Ro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2958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elicie Schroed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306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echniprodent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4703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N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56967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ébastien Andr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6065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onald Antoniss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622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ia David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274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scal Poff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039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ngrid Robberech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0050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alkenborgh Marg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267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endrik Verheyd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30906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tine Aelbrech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0231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ddy Angkadja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305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cken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408002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S Orth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2584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tricia Bodde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036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. Boghe-Verloo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60458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arbel Bou Serh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333145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. Luyten b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410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lse Co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389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lleman Lu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66823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ens Lu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21360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erraz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5925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orier 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74758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nosis-Mnemosyn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6448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ouamou 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159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Madry 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332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daci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6173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vicenne s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822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Xavier Biem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522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ASSA cs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590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Esthetic Perio Implantology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03802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err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10778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tana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903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-Pierre Dumal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400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ddia bv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102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NJ Corpora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4363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.G.DI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159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dry Yves Cabinet Dentaire sprl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5138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igitte M. E. Malherbe-Borckm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10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ohammad Marjane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544674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okuba Avansa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416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Odentine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6749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rs Dentair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73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 Ro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511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édéric Thier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46404</text:p>
          </table:table-cell>
          <table:table-cell office:value-type="string" calcext:value-type="string">
            <text:p>labo.jpb@scarlet.be</text:p>
          </table:table-cell>
          <table:table-cell office:value-type="string" calcext:value-type="string">
            <text:p>Laboratoire Dentaire JPB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4323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e Coquilla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6364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ylvie Crick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127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hilippe Dejard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2451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ank Gaut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407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sser Nabh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5587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édéric Thier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647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dmond Vanlau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626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lid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516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rte Den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5118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lette Boi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22010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. Bonsigno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495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el Bricha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1814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de Mon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4622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Ghislain Blondeau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617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Miserere Franc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7236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Stéphanie Tagnon sprl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56987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Thiry-Marchal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7247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Wastiau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594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ajtmann-Fessel 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594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essel 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751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Marina Theologit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5837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urdu 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5474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Am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25655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vanced European DENTAL CLINIC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9402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A DENTAL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6225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. Asl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0602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rdiaux Mich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7035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 Cabillau-Merc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5474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Am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1376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Geraldine Rousseau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726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Naturdent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7085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trick De Cler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419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Lamp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4686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t2lait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3480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tal Expert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7912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aniel Dentistes Ho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779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prophar sprl-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3395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lette Di Discor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2114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illiet 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2114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rysolle 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859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ari De Grae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835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han De Spiegele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21104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aels Bart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83273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dent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21159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uc Assel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1079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illiet &amp; Co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7122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tric Blanck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2129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endrik Bocq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8316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erman Boeyk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8498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ikolaas Boeyk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005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irk Copp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4260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ul Copp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2126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ert De Back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0565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Dijcker 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2112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tty De M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899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ina De Moo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8400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eerle De Ni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4233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xki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200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rik Mortelm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133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C Dent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012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el Bolle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1318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ul Borghgrae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117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velyne De Bae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220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ydia De Bo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338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Gee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176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uy De Saeg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025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Soete-Goossen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7159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tal Care Hombeek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043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ticos b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1940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e Duarte Silva Bans-Cas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0719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uc Fr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041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ugo Rom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65903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sdent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31317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anaal 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5555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motte Pau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117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etra Ma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33758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iels 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150700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kopoulou-Blaton Kalliop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6235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élie De Gav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83555</text:p>
          </table:table-cell>
          <table:table-cell office:value-type="string" calcext:value-type="string">
            <text:p>contact@clinique-denteeth.be</text:p>
          </table:table-cell>
          <table:table-cell office:value-type="string" calcext:value-type="string">
            <text:p>Denteeth <text:s/>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25860</text:p>
          </table:table-cell>
          <table:table-cell office:value-type="string" calcext:value-type="string">
            <text:p>saad@skynet.be</text:p>
          </table:table-cell>
          <table:table-cell office:value-type="string" calcext:value-type="string">
            <text:p>Larel Médical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5070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odesch Patri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6658</text:p>
          </table:table-cell>
          <table:table-cell office:value-type="string" calcext:value-type="string">
            <text:p>cabinetdentairedefre@gmail.com</text:p>
          </table:table-cell>
          <table:table-cell office:value-type="string" calcext:value-type="string">
            <text:p>CABINET DENTAIRE DE F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8162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St-Job <text:s/>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49484</text:p>
          </table:table-cell>
          <table:table-cell office:value-type="string" calcext:value-type="string">
            <text:p>decoster.thierry@skynet.be</text:p>
          </table:table-cell>
          <table:table-cell office:value-type="string" calcext:value-type="string">
            <text:p>De Coster Thierr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656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. Adriaenssen-De Kno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565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èle Aerd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499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yad Al Jaff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900153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shirtash Fahime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675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ephane Bast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353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acques Beaud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40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nizri Jacqu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5601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nnard Frédér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3598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Djurkin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8162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St-Jo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725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V.V. DENTAL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230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u Ham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469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écile leroy Orthodonti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12386</text:p>
          </table:table-cell>
          <table:table-cell office:value-type="string" calcext:value-type="string">
            <text:p>dentistehubertkesse@gmail.com</text:p>
          </table:table-cell>
          <table:table-cell office:value-type="string" calcext:value-type="string">
            <text:p>Kesse Hubert Dentiste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8167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Desanto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14789</text:p>
          </table:table-cell>
          <table:table-cell office:value-type="string" calcext:value-type="string">
            <text:p>dentistehubertkesse@gmail.com</text:p>
          </table:table-cell>
          <table:table-cell office:value-type="string" calcext:value-type="string">
            <text:p>Kesse Hubert Dentiste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811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lorio 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6345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-Paul Her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66225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-Francois Vand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645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thalie Achv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99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c Barthélém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1371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lette Boi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6005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Chevalier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099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Courtois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3318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Cuffaro JOHANN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1136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de Trivière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24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Desmoutie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8167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-Marc Desanto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188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urent Di Trapan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15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oline Drugm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8024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ol Gilb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1205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vlef 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1245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. Kinau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62330</text:p>
          </table:table-cell>
          <table:table-cell office:value-type="string" calcext:value-type="string">
            <text:p>orthobuysmans@gmail.com</text:p>
          </table:table-cell>
          <table:table-cell office:value-type="string" calcext:value-type="string">
            <text:p>tandartsenkabinet buysm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361036</text:p>
          </table:table-cell>
          <table:table-cell office:value-type="string" calcext:value-type="string">
            <text:p>paro@tandartspraktijkzuidzicht.be</text:p>
          </table:table-cell>
          <table:table-cell office:value-type="string" calcext:value-type="string">
            <text:p>Tandartspraktijk Zuidzich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2497</text:p>
          </table:table-cell>
          <table:table-cell office:value-type="string" calcext:value-type="string">
            <text:p>tandarts@raflemmens.be</text:p>
          </table:table-cell>
          <table:table-cell office:value-type="string" calcext:value-type="string">
            <text:p>Tandartspraktijk Lemmens Ra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3377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el Gelad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5910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rik Haesendon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31258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ols 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5438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nge Smee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124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uido Vanmae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7278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R-Denti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303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teDent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31552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rtholomevis Kr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577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irk Beir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3777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rghgraef 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4158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oxana Bothaz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623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uysmans J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845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MT Hasselt bc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5454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udo Co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4124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anaDent smile desig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3610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baere Herm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5390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éronique Degueld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7940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e Van Hoonack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960179</text:p>
          </table:table-cell>
          <table:table-cell office:value-type="string" calcext:value-type="string">
            <text:p>info@tandartsen14.be</text:p>
          </table:table-cell>
          <table:table-cell office:value-type="string" calcext:value-type="string">
            <text:p>Tandarts Kortrijk - Tandartsen 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566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efaan Baekeland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578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eye-Maeyaert bgc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102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denois Frederik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5783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taille T. b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0388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trick Beel-De Mun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5161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gyn Constan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74193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rnard Ardeno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4446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lorence Boonefa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5161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ekebeke Il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1467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eronique Claey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5161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eman Pasc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6097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eter Coorn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022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raeynest 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1333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uc De Bae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4565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uc De Bae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875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Bethune Veroniq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022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Maere 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013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aat De Schepp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7113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okot Centre Dentai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150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erre Bog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822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hilippe Lefebv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86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antal Bel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7714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Gambiez-Piotrot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3529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Dentaire Leveq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57552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hierry Caillia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53873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tric Carpent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7113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Dentaire Cathédra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1512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amart 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116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Xavier De Groo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45449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tari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1171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tiste Peet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4363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enriane Ding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322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ochy 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72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uno Dugauqu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4030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. Duhaubo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4799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. Pater Ortho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7717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nstitut Dentaire Messiaen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422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boratoire dentaire Hernandez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26507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ine Ceyss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055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b Corthou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8182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eter De Loeck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8779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rt De Vre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5918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inet 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440480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ilip Dubo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9209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ul Jour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073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even Marië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32147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s Van Den Brand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967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nny Colla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45995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eter Van Erp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967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obert Van Horenbee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967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Yasmine Van Tent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4563213</text:p>
          </table:table-cell>
          <table:table-cell office:value-type="string" calcext:value-type="string">
            <text:p>info@doktervantilborgh.be</text:p>
          </table:table-cell>
          <table:table-cell office:value-type="string" calcext:value-type="string">
            <text:p>Bart Van Tilbor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1883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eter Verspeel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967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ieve Berghm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82829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ieve Berghm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967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nny Colla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32453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uy Coo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85510</text:p>
          </table:table-cell>
          <table:table-cell office:value-type="string" calcext:value-type="string">
            <text:p>roderik.deleersnijder@telenet.be</text:p>
          </table:table-cell>
          <table:table-cell office:value-type="string" calcext:value-type="string">
            <text:p>Roderik Deleersnijd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4653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Potter R. neuroloo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783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ank Hausp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2267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vert Thier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69949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trick Tonnar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3247524</text:p>
          </table:table-cell>
          <table:table-cell office:value-type="string" calcext:value-type="string">
            <text:p>van.canneyt@telenet.be</text:p>
          </table:table-cell>
          <table:table-cell office:value-type="string" calcext:value-type="string">
            <text:p>Serge Van Canney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862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arnet Vancoill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69949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ex Verpae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32279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dré Vereeck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5587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eter By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8764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askia De Gan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5587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eter By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8764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askia De Gan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5587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roen De Vi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5587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an De Wi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8764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efaan Heylbroe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84049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 Lefebv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5587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om Loot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130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irk Platevo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33770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rnard Camb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50335</text:p>
          </table:table-cell>
          <table:table-cell office:value-type="string" calcext:value-type="string">
            <text:p>info@oogcentrum-gent.be</text:p>
          </table:table-cell>
          <table:table-cell office:value-type="string" calcext:value-type="string">
            <text:p>Chantale Candae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315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ustave Dewild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66936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lorieux 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5172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ibois J-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408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ieter Holzapf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951257</text:p>
          </table:table-cell>
          <table:table-cell office:value-type="string" calcext:value-type="string">
            <text:p>rossignol-p@skynet.be</text:p>
          </table:table-cell>
          <table:table-cell office:value-type="string" calcext:value-type="string">
            <text:p>Paulette Rossigno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432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hilippe Willam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0547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 Hayani Khalfaou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636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err Pasc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0650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ydar Akt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685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erre Allar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1799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hilippe Antho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5209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ys Ala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1528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onazzah Asma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0764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smedi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585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Olivier Attou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653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ancis Aupai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515098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rcea Avr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618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ain Bach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1073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-Louis Bado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311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-Marie Baill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5246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. Bonn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7143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is 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6294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. Van Cauwenber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6509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ong Wa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0225535</text:p>
          </table:table-cell>
          <table:table-cell office:value-type="string" calcext:value-type="string">
            <text:p>info@expertisemedicale.be</text:p>
          </table:table-cell>
          <table:table-cell office:value-type="string" calcext:value-type="string">
            <text:p>Expertises medicales Défense et Recou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141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elle Jamma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52395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mur Philipp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5323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go Thanh Thu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902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brahim Ouhadi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9458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brahim Ouhadi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902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brahim Ouhadi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9458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brahim Ouhadi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21307</text:p>
          </table:table-cell>
          <table:table-cell office:value-type="string" calcext:value-type="string">
            <text:p>creasbl@scarlet.be</text:p>
          </table:table-cell>
          <table:table-cell office:value-type="string" calcext:value-type="string">
            <text:p>C R E - Centre de Réadaptation de l' Enf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35508</text:p>
          </table:table-cell>
          <table:table-cell office:value-type="string" calcext:value-type="string">
            <text:p>psychoj@scarlet.be</text:p>
          </table:table-cell>
          <table:table-cell office:value-type="string" calcext:value-type="string">
            <text:p>Centre de Santé Mentale Psycho-J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3240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Liegeois de Medecine Preventive <text:s/>asb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4033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zaros Agathagelid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74080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issaoui Fetheh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6306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ilbert Alexand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6507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lard Mich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53552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dré J-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68687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Weber-Peters Sab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573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uy Alexandri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6022114</text:p>
          </table:table-cell>
          <table:table-cell office:value-type="string" calcext:value-type="string">
            <text:p>dr@broeckaert.org</text:p>
          </table:table-cell>
          <table:table-cell office:value-type="string" calcext:value-type="string">
            <text:p>Orphélie Broeck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0778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-Luc Brou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503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ussels Skin Cent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3746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de Dermatologie du Dr. Bin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835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Buggenoms V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7952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Poortere 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7191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eidi Dull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981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oens Bru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719251</text:p>
          </table:table-cell>
          <table:table-cell office:value-type="string" calcext:value-type="string">
            <text:p>tw@cardiodive.be</text:p>
          </table:table-cell>
          <table:table-cell office:value-type="string" calcext:value-type="string">
            <text:p>Thierry Waut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9030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Wauters Thierr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6022114</text:p>
          </table:table-cell>
          <table:table-cell office:value-type="string" calcext:value-type="string">
            <text:p>dr@broeckaert.org</text:p>
          </table:table-cell>
          <table:table-cell office:value-type="string" calcext:value-type="string">
            <text:p>Orphélie Broeck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0778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-Luc Brou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503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ussels Skin Cent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38356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hem Isabel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9845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ruyter 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5002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dre Francois, Reviseur D'Entreprise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6026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aniel Ardichvil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7938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emi Baey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73939</text:p>
          </table:table-cell>
          <table:table-cell office:value-type="string" calcext:value-type="string">
            <text:p>Info@docteur-ikpeazu.be</text:p>
          </table:table-cell>
          <table:table-cell office:value-type="string" calcext:value-type="string">
            <text:p>Dr. Esther Ikpeaz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4955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ederic De Canniè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789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umus Veda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449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e Lejeu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2718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ediatrie Devreker-Decraene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789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oyraz Gulsu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4384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ominique Vandernach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608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anneste Wern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1618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e Aksaje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00961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onis vzw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00961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onis vzw-asb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05374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nicardio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7486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laude Buele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ot exist</text:p>
          </table:table-cell>
          <table:table-cell office:value-type="string" calcext:value-type="string">
            <text:p>Cardico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6278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bbar Sevday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219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Médical des Palais asb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3424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Médical Europe-Lambermo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3006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Medical Vie et Sante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163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. De Cat-Baudu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156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gnace de Wilde d'Estma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2475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Zeiger Jean-Jacqu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294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ian Gaye-Fleuro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2870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isabeth Hazar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036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hilippe Leem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201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el Vastee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413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oseline Allar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3619</text:p>
          </table:table-cell>
          <table:table-cell office:value-type="string" calcext:value-type="string">
            <text:p>meddentas@yahoo.com</text:p>
          </table:table-cell>
          <table:table-cell office:value-type="string" calcext:value-type="string">
            <text:p>CENTRE MEDICO-DENTAIRE <text:s/>MEDDENTA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50337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zaiz-N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350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ucart Medic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3038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urice Cukierfalj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5522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e den Dul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062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oland Dessaive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ot exist</text:p>
          </table:table-cell>
          <table:table-cell office:value-type="string" calcext:value-type="string">
            <text:p>Dorsimont et Trefo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825427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. Dzam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389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érald Franck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214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sser Guilardi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3511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gop Kartouni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3183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igitte Lomm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083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uc Mart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36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eddent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465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aniel Dendoov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1419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ephan Vlamin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4523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atty Bourgoign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4529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an De Ne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1828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han Vandecappel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101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c Vandemeulebrouck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5512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ilip Alb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5512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icolas Delvau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5422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.-P. Floré-Auman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607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uisartsenpraktijk De Koornblo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1230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uisartsenpraktijk de R.in.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806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rbara Terne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62508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ieda Thy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6804040</text:p>
          </table:table-cell>
          <table:table-cell office:value-type="string" calcext:value-type="string">
            <text:p>kaakchirurgie@azzeno.be</text:p>
          </table:table-cell>
          <table:table-cell office:value-type="string" calcext:value-type="string">
            <text:p>Luc Van Door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233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trick Coussem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4703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William De Groo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929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uno Dillem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233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uc Missaul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233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uc Muylderm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010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Orthoclinic c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429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rela Seret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5822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ian Pêcheux-Sonveau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077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uno Rousseau-Debauch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430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c Vergho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44464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hilippe Bacq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73113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ienfait Bernade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2130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. Boll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430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tine D'Hulst-Vergho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077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an Debauche-Roussea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077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ian Defres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2214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lette Ala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4617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Yves Laroch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4334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eessen J-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442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rnard Wéren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8113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S. Marchand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372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acques Abbee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3187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equalis asb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330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rien Alb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4609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and-Baill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105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aral M-J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544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-Katrien Min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017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sabelle Van Valckenbor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295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aquin Riestr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8850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s De Smed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295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igitte Lauwery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95078</text:p>
          </table:table-cell>
          <table:table-cell office:value-type="string" calcext:value-type="string">
            <text:p>frans.missotten@chello.be</text:p>
          </table:table-cell>
          <table:table-cell office:value-type="string" calcext:value-type="string">
            <text:p>Frans Missott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926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uy Od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450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anny Vandeveld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367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dre Auslo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5611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erbert Bak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660463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ulie Bast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010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toine Baya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353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lorence Belv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7330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b Schelstraet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70491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izabet Bo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504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dre Borm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061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el Bossuy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386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ed Botter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386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erlinde Br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433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Yvo Bru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828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Olmechette 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89722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Cock 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63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 Ghemary Lahouar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63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ane 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1110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édecine pour le Peuple <text:s/>asb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446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T.B. - Bertrand Silberber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69544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 Abramovitc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420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. Ad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186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algame &amp; Composit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1009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trick Baca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8201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rsou 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63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binet Médical Molenbeek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163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Médical du Parvis St-Jean-Baptis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5189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Médical Fulton Gén.Spé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420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Médical Maritime asb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105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im-Medic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889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lcorde An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70204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ondation Portra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1110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eneeskunde voor het Vol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62190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bdeslam Kanfaou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245112</text:p>
          </table:table-cell>
          <table:table-cell office:value-type="string" calcext:value-type="string">
            <text:p>fa403002@skynet.be</text:p>
          </table:table-cell>
          <table:table-cell office:value-type="string" calcext:value-type="string">
            <text:p>Docteur Bernard Coll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2267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oline Demoul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66934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stenoble V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6677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egrand-Simon 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1147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Xavier Moer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4840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ret V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129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oni Abi Samr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51804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lorence Aerts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137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tine Andr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98500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oun 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64446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udor Azoic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488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ine Bail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1694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el Baiz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2293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rvais Mar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354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ian Bast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404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thalie Beaucho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352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e-Marie Bek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25458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rnard Did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465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ia-Elena Berte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4938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uriel Bloma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73113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ienfait Bernade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063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heunissen Hug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6099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it Stors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4688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hilippe Accara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7474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tsen Zonder Grenzen vzw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4213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ly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7223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seph-Paul Beaufay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3459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Médical du Parc Léopol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5247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nstantly Awar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316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rry De Wild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01578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ergal Donnell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7582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anty 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7582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anty 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7582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anty 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1235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erre Gaujar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645105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ine Goff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9843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. Goffin-Parmentier V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3926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uc Jacquery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0252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laude Jado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73838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. Kaesmach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8635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öntgendiagnose De Backer 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846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an Van de Veld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66687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an Van Den Hau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81063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erman Van Wesema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18651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eve Vandekerkho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2120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rnard De Hauwe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216839</text:p>
          </table:table-cell>
          <table:table-cell office:value-type="string" calcext:value-type="string">
            <text:p>info@ooginstituut.be</text:p>
          </table:table-cell>
          <table:table-cell office:value-type="string" calcext:value-type="string">
            <text:p>Ooginstituut Aal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695249</text:p>
          </table:table-cell>
          <table:table-cell office:value-type="string" calcext:value-type="string">
            <text:p>reumacentrum.dr.praet@telenet.be</text:p>
          </table:table-cell>
          <table:table-cell office:value-type="string" calcext:value-type="string">
            <text:p>Reumacentrum Dr. Praet Joh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225808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ut Pele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814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lette Aelbrech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8791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eter Aelbrech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8877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c Am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055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ul Amelinck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235590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rista And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860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rik Andri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1077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a Bamel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054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gaerts Jean-Pier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849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seph Boulon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833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ucien Bronde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021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uno Bruylan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046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izabeth Mul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143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Oscar Semera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3155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ofie Van de Mossela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039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abienne Verwor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143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thalie Frankefo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111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Yves Adriaenss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170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Walter Aerts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634548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ppel Brigi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3096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toos 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243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ilde Audi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096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efaan Back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124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an Baekeland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304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griet Bart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6063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sabelle Bay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110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ck 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0208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eo Beck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324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udi Beckers-Wyb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6121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trick Berckm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1747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trick Berteloo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211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han Bock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508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tine Bertau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22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ergely J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545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Orban Thom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6580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écile Baldw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528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Vriendt-Goldman Clai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634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acqmin Lu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536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ançois Madok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684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el Abramowic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548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bert Ad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41828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uliette Aderc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754348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R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155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ophe Assenmach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231945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 Bayar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32342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alph Bri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05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ul Brio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238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-Claude Bromba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200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usanschi 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600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Médical D'Uccle asb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60488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lemi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6541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ain Coh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339772</text:p>
          </table:table-cell>
          <table:table-cell office:value-type="string" calcext:value-type="string">
            <text:p>doc.baltieri@gmail.com</text:p>
          </table:table-cell>
          <table:table-cell office:value-type="string" calcext:value-type="string">
            <text:p>Docteur Baltier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55493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binet médical Mart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832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strid Binar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174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ceuninck Sask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174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eijzer Jan-Har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4480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echien 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538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hilippe Andri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6508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esthésie Chassaing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33977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ltieri 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8572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tienne Baum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50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tienne Bis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115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ans Bougar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8493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ain Brasseu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84868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imbois 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60046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ia Buscem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3714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el Caldow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5414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lphine Carou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158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ncy Carpent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6523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oredana Cassa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470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ale Médicale Auxi Médico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87308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ia-Pia Stev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7218</text:p>
          </table:table-cell>
          <table:table-cell office:value-type="string" calcext:value-type="string">
            <text:p>vanbellecardiologie@gmail.com</text:p>
          </table:table-cell>
          <table:table-cell office:value-type="string" calcext:value-type="string">
            <text:p>Van Belle Cardiolog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3098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anssens de Varebeke Sebasti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61850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scale Matthy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149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atleen Diery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1841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hillippe Alli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8888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ssociatie Orthopedie Hassel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4118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mann J., Demuynck K., Pat K., Weytjens K., Wynants J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3578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douard Beni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31350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even Be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04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 Bogaer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67149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uc Bosm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410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ominique Bou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717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ictor Bou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7001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han Braband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4630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oenraad Brouw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31350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ise Brunin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45201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s Buntin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3711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nge Buntin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1242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han Cardinae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1152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speslagh Lie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71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atheline Mangelscho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634242</text:p>
          </table:table-cell>
          <table:table-cell office:value-type="string" calcext:value-type="string">
            <text:p>frank.martens@azgroeninge.be</text:p>
          </table:table-cell>
          <table:table-cell office:value-type="string" calcext:value-type="string">
            <text:p>Frank Mart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10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e Thi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036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oline Van Pottelber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5587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Ilse Bey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1394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.E.J. Buy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117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han Mattela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515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ouis Oosterlyn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539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erge Segh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5587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tricia Si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1173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efaan Van En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550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erre Ady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659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trick Ame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24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scal B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62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efaan Batail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1388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ominique Benoi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328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Xavier Biebuy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417307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Wesley Bisto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67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ancis Bon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78127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c Nevelste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347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G.T. asb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4461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issavet Anagnosto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288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hij J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324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erge Batail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4540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rtrand Michè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464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ierlaire J.-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66783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rie-Odile Bleuz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54610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hierry Boed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028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erre Bonam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5895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trice Borgi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476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uziane Tari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430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uy Brica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987483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rnard Brun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48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illiau Amél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109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ominique Cardina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3539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pentier Sever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54685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rière Jean-Claud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567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ictor Cart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43463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Medical NGUYEN MINH c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2099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man Antwerp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5690307</text:p>
          </table:table-cell>
          <table:table-cell office:value-type="string" calcext:value-type="string">
            <text:p>info@atlrenting.be</text:p>
          </table:table-cell>
          <table:table-cell office:value-type="string" calcext:value-type="string">
            <text:p>A.T.L.-Rent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176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al Auto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575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S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0080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rking Middelhei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5413020</text:p>
          </table:table-cell>
          <table:table-cell office:value-type="string" calcext:value-type="string">
            <text:p>info@autoglas-ags.be</text:p>
          </table:table-cell>
          <table:table-cell office:value-type="string" calcext:value-type="string">
            <text:p>Autoglas Sho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7113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rosserie Streep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2500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Ronde &amp; Drubbels e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1310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rking Diam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19133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ab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36050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AY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67017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pannage Van Den Bosc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82560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ashion Car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7242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sé Fernandez Rodrigue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56862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arage Kerschot Gabriels en Zoon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54494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avaro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32130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rik Matth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4207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eugeot Antwerp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23741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essens 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32490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antvoort Car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163703</text:p>
          </table:table-cell>
          <table:table-cell office:value-type="string" calcext:value-type="string">
            <text:p>info@ikgavoorjounaardeautokeuring.be</text:p>
          </table:table-cell>
          <table:table-cell office:value-type="string" calcext:value-type="string">
            <text:p>Ik ga voor jou naar de autokeur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844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Mobile Business nv-A.M.B. <text:s/>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306671</text:p>
          </table:table-cell>
          <table:table-cell office:value-type="string" calcext:value-type="string">
            <text:p>info@gebroedersdewilde.be</text:p>
          </table:table-cell>
          <table:table-cell office:value-type="string" calcext:value-type="string">
            <text:p>Gebroeders De Wilde <text:s/>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524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labarre Junior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30020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n Haese 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666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. Dhaen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1534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eert Vanmeirhaegh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6370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2M Moto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39127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2Revol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844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M.B. nv-Auto Mobile Business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3334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Z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3820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bs-Cars Gent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6826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elterman Ren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3233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GS GENT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7274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car Benelux B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39501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gemene depannage Botterman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10112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phabet belgium short term rental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7717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arat G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22099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ssets Invest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9310663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han Auden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2022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ouyet L.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2727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rosserie Renault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2560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ntre Auto Charleroi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085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spa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530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osa Lau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3679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io Paolin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5908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oberto Riga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1379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KBO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655544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bdulkadir Atil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971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5009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AZA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5818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Economic Cente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939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Unl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0548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mobile Windows Associat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0685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mobile Windows Associat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104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mobile Windows Associat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1544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mobile Windows Associat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5047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mobile Windows Associat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3123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mobile Windows Associat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7140573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mobiles Marchands Management Belgiqu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3871932</text:p>
          </table:table-cell>
          <table:table-cell office:value-type="string" calcext:value-type="string">
            <text:p>happytrucks@hotmail.be</text:p>
          </table:table-cell>
          <table:table-cell office:value-type="string" calcext:value-type="string">
            <text:p>Happy Truck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481192</text:p>
          </table:table-cell>
          <table:table-cell office:value-type="string" calcext:value-type="string">
            <text:p>jean.waseige@teledisnet.be</text:p>
          </table:table-cell>
          <table:table-cell office:value-type="string" calcext:value-type="string">
            <text:p>Mobil-Services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3456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aint-Georges Park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440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 Nicolas Moto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112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Uhoda - Lamy Stépha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525202</text:p>
          </table:table-cell>
          <table:table-cell office:value-type="string" calcext:value-type="string">
            <text:p>valbenoit@toyotabelgium.net</text:p>
          </table:table-cell>
          <table:table-cell office:value-type="string" calcext:value-type="string">
            <text:p>Val Benoit Motor <text:s/>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151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rvaux <text:s/>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003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exus Liè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1185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llen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65208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nclin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46371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onhon George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7424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A.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36664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S H24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7422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frica Motors asb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7027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b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43033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DI Automobile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4612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rtholomeo Aresta Bartolome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227888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City Liè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6505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Desig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34361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Plus Canio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21101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épannage Red 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8912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ablon Poel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3158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di Brusse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89097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MW Belgium Luxembourg <text:s/>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157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MW Brusse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05464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.S.D. Motors <text:s/>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039934</text:p>
          </table:table-cell>
          <table:table-cell office:value-type="string" calcext:value-type="string">
            <text:p>savucosta@gmail.com</text:p>
          </table:table-cell>
          <table:table-cell office:value-type="string" calcext:value-type="string">
            <text:p>COSTA CAR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045819</text:p>
          </table:table-cell>
          <table:table-cell office:value-type="string" calcext:value-type="string">
            <text:p>info@depannageauto.be</text:p>
          </table:table-cell>
          <table:table-cell office:value-type="string" calcext:value-type="string">
            <text:p>Depannage autopl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73002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urop Motors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831144</text:p>
          </table:table-cell>
          <table:table-cell office:value-type="string" calcext:value-type="string">
            <text:p>lap@ludovicparayre.com</text:p>
          </table:table-cell>
          <table:table-cell office:value-type="string" calcext:value-type="string">
            <text:p>LAP63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3158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di Brusse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89097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MW Belgium Luxembourg <text:s/>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157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MW Brusse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05464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.S.D. Motors <text:s/>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039934</text:p>
          </table:table-cell>
          <table:table-cell office:value-type="string" calcext:value-type="string">
            <text:p>savucosta@gmail.com</text:p>
          </table:table-cell>
          <table:table-cell office:value-type="string" calcext:value-type="string">
            <text:p>COSTA CAR <text:s/>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041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 à Z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639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AX spr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ot exist</text:p>
          </table:table-cell>
          <table:table-cell office:value-type="string" calcext:value-type="string">
            <text:p>Assoc. Constructeurs Europeens Motocycl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0337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M &amp; W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157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MW Brusse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21101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épannage Red 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5197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iplomatic CA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302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C Brussels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5142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CM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2228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Sto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356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-Torino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0330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lkan-Coo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24678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rnaerd Christophe et Joh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214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ussels Moto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1255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ussels Technic Cars sc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00153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us &amp; Fleet Glass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00153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us &amp; Fleet Glass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00153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us &amp; Fleet Glass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7103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rosserie Francisco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621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zier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3470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rnard Deney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4509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igi-Moto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78428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obra Gzi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557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tilianos Dour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01375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Yunus Erogl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21101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épannage Red 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232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Optimol Tribotechnik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3136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onckerwolk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171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-Michel Martin Anderlech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0099999</text:p>
          </table:table-cell>
          <table:table-cell office:value-type="string" calcext:value-type="string">
            <text:p>info@rentacar.be</text:p>
          </table:table-cell>
          <table:table-cell office:value-type="string" calcext:value-type="string">
            <text:p>Rent A C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0316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ts Abou Zeid Moham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5635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 'Ieteren Anderlecht Garage Sea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215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bou-Zei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005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zalon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0550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stradi BUILD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320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LAS PNEU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122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7893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Galaxi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302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M&amp;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5900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scout24 Belgium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407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shop Anderlech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6120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rnard 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3156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M Saab World Recu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3438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uynseels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747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rosserie Car System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2889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oyota Motor Marketing Europ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850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ande Kerckhov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36136</text:p>
          </table:table-cell>
          <table:table-cell office:value-type="string" calcext:value-type="string">
            <text:p>brugsepaardentram@skynet.be</text:p>
          </table:table-cell>
          <table:table-cell office:value-type="string" calcext:value-type="string">
            <text:p>De Brugse Paardentr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599190</text:p>
          </table:table-cell>
          <table:table-cell office:value-type="string" calcext:value-type="string">
            <text:p>info@tbautoservice.be</text:p>
          </table:table-cell>
          <table:table-cell office:value-type="string" calcext:value-type="string">
            <text:p>TB AUTOSERVI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915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BORON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4274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DAX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845958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liet Sylvia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49092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ograng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8860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's Bru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5024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5992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bedrijf Keersebil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51603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bedrijf Spegelaer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182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car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23078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handel Dupon Stefan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140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handel O.Cocquyt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7674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werkplaats Brug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54761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vendis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5994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ulien B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6603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onny Bek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035047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oland Boudr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34646</text:p>
          </table:table-cell>
          <table:table-cell office:value-type="string" calcext:value-type="string">
            <text:p>am.leclercq@skynet.be</text:p>
          </table:table-cell>
          <table:table-cell office:value-type="string" calcext:value-type="string">
            <text:p>garage ries-leclercq mar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34000</text:p>
          </table:table-cell>
          <table:table-cell office:value-type="string" calcext:value-type="string">
            <text:p>service.magasin@henrard.be</text:p>
          </table:table-cell>
          <table:table-cell office:value-type="string" calcext:value-type="string">
            <text:p>Henrard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40197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card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109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onam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9646815</text:p>
          </table:table-cell>
          <table:table-cell office:value-type="string" calcext:value-type="string">
            <text:p>info@vd-motors.be</text:p>
          </table:table-cell>
          <table:table-cell office:value-type="string" calcext:value-type="string">
            <text:p>VD Moto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27040</text:p>
          </table:table-cell>
          <table:table-cell office:value-type="string" calcext:value-type="string">
            <text:p>info@expert-automobiles.be</text:p>
          </table:table-cell>
          <table:table-cell office:value-type="string" calcext:value-type="string">
            <text:p>BUREAU D'EXPERTISES LUCASS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347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icolas RIES Automobil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734646</text:p>
          </table:table-cell>
          <table:table-cell office:value-type="string" calcext:value-type="string">
            <text:p>am.ries@skynet.be</text:p>
          </table:table-cell>
          <table:table-cell office:value-type="string" calcext:value-type="string">
            <text:p>Ries - Leclercq Mar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0097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jollier-Poch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141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.E.J. Ca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45044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seph Dautri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2211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arage Havelange Oliv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5595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mbert G. &amp; Cie sa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ot exist</text:p>
          </table:table-cell>
          <table:table-cell office:value-type="string" calcext:value-type="string">
            <text:p>'Garage Corriat'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831400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2warranty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40269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M.I.Automobil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016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and Absolon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44694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noye Franck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31151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OUT PL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156628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2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0269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eulemans Gara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439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enri En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974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gemeen Bureau voor Expertise en Schaderegeling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5626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eter Arry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616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's Marc Leuven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002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stad Haasrod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081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ckers Motors &amp; Partner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41212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obin Bekae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82786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n Lelièv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396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uvaco nv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ot exist</text:p>
          </table:table-cell>
          <table:table-cell office:value-type="string" calcext:value-type="string">
            <text:p>Car Ci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040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ex De Ney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5019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Roover &amp; Zonen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64817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hierry Deber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598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q-Car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26227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R. Thiessen Steven, Anesthes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458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lsen Koen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ot exist</text:p>
          </table:table-cell>
          <table:table-cell office:value-type="string" calcext:value-type="string">
            <text:p>Fast-Europe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4044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-Car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3504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arrido-Davi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21101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épannage Red 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61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M.B. Motor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7070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M.I. C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007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S.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236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Omar Abouchacr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439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eorge Ak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128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bdallah Amra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2518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32 Plu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92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Karim &amp; Co s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030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M &amp; M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30596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MIUM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942493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.G.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492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ian Basti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2020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ios Transit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010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eaitani Export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3907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enri De Gree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4373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Nadia Erram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14008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RYNGO BELG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1916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uropean Bizness Car's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465718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.R. Moto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73285</text:p>
          </table:table-cell>
          <table:table-cell office:value-type="string" calcext:value-type="string">
            <text:p>tsldsprl@gmail.com</text:p>
          </table:table-cell>
          <table:table-cell office:value-type="string" calcext:value-type="string">
            <text:p>S.O.S. Dépannag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61616</text:p>
          </table:table-cell>
          <table:table-cell office:value-type="string" calcext:value-type="string">
            <text:p>vanimpe.nicole.carromnia@gmail.com</text:p>
          </table:table-cell>
          <table:table-cell office:value-type="string" calcext:value-type="string">
            <text:p>Carromni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4002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ouy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00800</text:p>
          </table:table-cell>
          <table:table-cell office:value-type="string" calcext:value-type="string">
            <text:p>info@hainautambulances.be</text:p>
          </table:table-cell>
          <table:table-cell office:value-type="string" calcext:value-type="string">
            <text:p>Hainaut Ambulanc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5210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im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1289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angai J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128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any Hoy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4887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J Motor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4040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ons Truck Industry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5278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. Roussea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3787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B. Car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4020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B. Mons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433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D. Moto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28797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L.D. Moto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316727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z C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871123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C Motor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6363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ciens Etablissements Deverchin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4227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toine Stremez MOTO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3278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DSON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58421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hnny Ar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21101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épannage Red 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80099999</text:p>
          </table:table-cell>
          <table:table-cell office:value-type="string" calcext:value-type="string">
            <text:p>info@rentacar.be</text:p>
          </table:table-cell>
          <table:table-cell office:value-type="string" calcext:value-type="string">
            <text:p>Rent A C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8412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UROPCAR CENT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3651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'Ieteren sa-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4060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M.I.S. Etablissemen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8175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igle Automobil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908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a &amp; Co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050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S Car Parts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37217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s-Fima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218228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aumont Consult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663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lue Ceda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68478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rges Music Bo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38872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. Bronne Willem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744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erre Buck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62860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p Horizon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739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rosserie Niemb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9493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rosserie Palermo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850724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velopers-Group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3745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tablissements Declercq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648412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Europ Car Centr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3695497</text:p>
          </table:table-cell>
          <table:table-cell office:value-type="string" calcext:value-type="string">
            <text:p>dc.mecanics@live.be</text:p>
          </table:table-cell>
          <table:table-cell office:value-type="string" calcext:value-type="string">
            <text:p>DC Mecanics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69000</text:p>
          </table:table-cell>
          <table:table-cell office:value-type="string" calcext:value-type="string">
            <text:p>info@romein.net.bmw.be</text:p>
          </table:table-cell>
          <table:table-cell office:value-type="string" calcext:value-type="string">
            <text:p>Romein Garage <text:s/>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76582</text:p>
          </table:table-cell>
          <table:table-cell office:value-type="string" calcext:value-type="string">
            <text:p>joris.vandereecken@hotmail.com</text:p>
          </table:table-cell>
          <table:table-cell office:value-type="string" calcext:value-type="string">
            <text:p>Van Der Eecken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05387</text:p>
          </table:table-cell>
          <table:table-cell office:value-type="string" calcext:value-type="string">
            <text:p>chris.christien@skynet.be</text:p>
          </table:table-cell>
          <table:table-cell office:value-type="string" calcext:value-type="string">
            <text:p>Christien Chris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2101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alst Moto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8386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cotec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900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igo Car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42723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NE CAR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58589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elier Sport-Class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728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m Buy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354231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829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bedrijf Europ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8037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bedrijf Ost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859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fix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52585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handel Leimberg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6450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motive Technical Service (ATS)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77975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parts Luc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942985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trick Beeck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632407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eckman, Davi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339938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ufic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556071</text:p>
          </table:table-cell>
          <table:table-cell office:value-type="string" calcext:value-type="string">
            <text:p>info@fordmechelen.be</text:p>
          </table:table-cell>
          <table:table-cell office:value-type="string" calcext:value-type="string">
            <text:p>Gonthier Mechel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557063</text:p>
          </table:table-cell>
          <table:table-cell office:value-type="string" calcext:value-type="string">
            <text:p>J.D@skynet.be</text:p>
          </table:table-cell>
          <table:table-cell office:value-type="string" calcext:value-type="string">
            <text:p>Autoservice VDA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1530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arage Ren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599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nswijk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1262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eon Kell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320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eo Peeters Mechelen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778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an Hoof Garag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023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 H. Rickvan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2220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B Auto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7299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CM 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121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lex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150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R Car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2378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glo-Parts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55688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eliers Moen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1580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's Hugo Blondiau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8614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5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67703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handel Mechel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42253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handel Vereeck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166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handel Verholen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520203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mob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21101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épannage Red 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5660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Transautomobile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6461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auffage Atc André Thir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302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mec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6385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route (L'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6410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ltraco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736148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rosserie Airport Cars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6556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rosserie Brosens &amp; Fils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6011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rosserie Francky s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06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hilippe Chaumo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13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ollignon E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657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 Leener C-P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6134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actory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5229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ARAGE DIDIER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74442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ARAGE DU VIVIER D'OIE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ot exist</text:p>
          </table:table-cell>
          <table:table-cell office:value-type="string" calcext:value-type="string">
            <text:p>Garage Lamon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820397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ançoise Grusl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520284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ambert sa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ot exist</text:p>
          </table:table-cell>
          <table:table-cell office:value-type="string" calcext:value-type="string">
            <text:p>Lambert Group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2346512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Lemaco Motor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1192093</text:p>
          </table:table-cell>
          <table:table-cell office:value-type="string" calcext:value-type="string">
            <text:p>mike-garage@outlook.be</text:p>
          </table:table-cell>
          <table:table-cell office:value-type="string" calcext:value-type="string">
            <text:p>MIKE'S GARA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88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arage Michel 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8111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 Andr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3115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pi Servic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446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du Moulin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722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Précision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59272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su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127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ianca JP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524166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Giacomo Bicc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827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squalino Blasucc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6641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M Advance GROUP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246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tonino Bordeng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375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uvy Motor La Louvièr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3828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Sultan Cana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748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 Control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63248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glass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8429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rosserie du Tivol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1229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rosserie Sciosci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2552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anillo Colautt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428001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abian-Jean-Pierre D'Ale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11810</text:p>
          </table:table-cell>
          <table:table-cell office:value-type="string" calcext:value-type="string">
            <text:p>hasselt@groepboden.be</text:p>
          </table:table-cell>
          <table:table-cell office:value-type="string" calcext:value-type="string">
            <text:p>Groep Bod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31126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Karitt Spor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247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Vanrusselt Richard <text:s/>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723589</text:p>
          </table:table-cell>
          <table:table-cell office:value-type="string" calcext:value-type="string">
            <text:p>info@garagedebaets.be</text:p>
          </table:table-cell>
          <table:table-cell office:value-type="string" calcext:value-type="string">
            <text:p>Garage De Baets <text:s/>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6314380</text:p>
          </table:table-cell>
          <table:table-cell office:value-type="string" calcext:value-type="string">
            <text:p>segers.wezemaal@toyotabelgium.net</text:p>
          </table:table-cell>
          <table:table-cell office:value-type="string" calcext:value-type="string">
            <text:p>Garage Seg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5090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Hasselt Motor Etn de Schaetzen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5118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ean Wienen</text:p>
          </table:table-cell>
          <table:table-cell table:number-columns-repeated="61"/>
        </table:table-row>
        <table:table-row table:style-name="ro1">
          <table:table-cell table:number-columns-repeated="3" office:value-type="string" calcext:value-type="string">
            <text:p>not exist</text:p>
          </table:table-cell>
          <table:table-cell table:number-columns-repeated="61"/>
        </table:table-row>
        <table:table-row table:style-name="ro1">
          <table:table-cell table:number-columns-repeated="3" office:value-type="string" calcext:value-type="string">
            <text:p>not exi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1177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. Ad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82852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ierre Anc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520119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urice Asaa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260093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las Auto'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862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5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535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 Electro Carvan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7243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bedrijf Bruyninx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8881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garden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51703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eten Distribut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2781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Roger Ballet-Van Broekhov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1127140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anny Brie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435335</text:p>
          </table:table-cell>
          <table:table-cell office:value-type="string" calcext:value-type="string">
            <text:p>devos.motors@skynet.be</text:p>
          </table:table-cell>
          <table:table-cell office:value-type="string" calcext:value-type="string">
            <text:p>Devos Motors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5445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co Car System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226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ohan Remmer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71005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BA Cartech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41147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mir Aghajani Bahrin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44084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ajid Aghajani Bahrin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1698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an Amey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60626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ymex c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9149175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tc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5760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's Taveirn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47959644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bedrijf Naesse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7276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 &amp; O motors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41146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cotterie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45454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riseau-Mottrie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510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artier nv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512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ndre Beheyd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554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l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3566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enedict Huysentruy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1117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jilali Bouthi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56215238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rouckaert bv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777310</text:p>
          </table:table-cell>
          <table:table-cell office:value-type="string" calcext:value-type="string">
            <text:p>info@av-immobilier.be</text:p>
          </table:table-cell>
          <table:table-cell office:value-type="string" calcext:value-type="string">
            <text:p>AV-Immobil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1422</text:p>
          </table:table-cell>
          <table:table-cell office:value-type="string" calcext:value-type="string">
            <text:p>info@jaguartournai.be</text:p>
          </table:table-cell>
          <table:table-cell office:value-type="string" calcext:value-type="string">
            <text:p>Jaguar Tour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58244</text:p>
          </table:table-cell>
          <table:table-cell office:value-type="string" calcext:value-type="string">
            <text:p>info@landrovertournai.be</text:p>
          </table:table-cell>
          <table:table-cell office:value-type="string" calcext:value-type="string">
            <text:p>Land Rover Tour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9121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Dejonckheere Tournai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64791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Michel Desm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482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RG Geur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1665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sd Motor Dubois 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35413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center BOITE &amp; CIE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641791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utolux - NMKA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647549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Jacques Baus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4619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A. Billon-Coe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450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Frédéric Bolla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691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ondroit E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930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Patrick Brackelae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54642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hristian Brun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13277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BUREAU D'Expertises Automobiles Philippe DELFT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88858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ntraine Ets s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221915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 Trust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670222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.Net spr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069779750</text:p>
          </table:table-cell>
          <table:table-cell office:value-type="string" calcext:value-type="string">
            <text:p>not exist</text:p>
          </table:table-cell>
          <table:table-cell office:value-type="string" calcext:value-type="string">
            <text:p>Cardoen Tournai - Doornik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sers_5f_sheet" style:display-name="PageStyle_users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15T21:03:46.603556019</dc:date>
    <meta:editing-duration>PT1M25S</meta:editing-duration>
    <meta:editing-cycles>1</meta:editing-cycles>
    <meta:document-statistic meta:table-count="1" meta:cell-count="5976" meta:object-count="0"/>
  </office:meta>
</office:document-meta>
</file>